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style:font-size-asian="11pt" style:font-name-complex="Calibri2" style:font-size-complex="11pt"/>
    </style:style>
    <style:style style:name="P7"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8"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9" style:family="paragraph" style:parent-style-name="Standard">
      <style:text-properties style:font-name="Calibri1" officeooo:rsid="008a5d43" officeooo:paragraph-rsid="00b03678"/>
    </style:style>
    <style:style style:name="P10" style:family="paragraph" style:parent-style-name="Standard">
      <style:text-properties officeooo:paragraph-rsid="001f42c3"/>
    </style:style>
    <style:style style:name="P11" style:family="paragraph" style:parent-style-name="Standard">
      <style:text-properties officeooo:paragraph-rsid="00f5c74c"/>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61511b" style:font-size-asian="11pt" style:font-size-complex="11pt"/>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7"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74f7ab" style:font-size-asian="11pt" style:font-size-complex="11pt"/>
    </style:style>
    <style:style style:name="P18" style:family="paragraph" style:parent-style-name="List_20_Paragraph" style:list-style-name="WWNum1">
      <style:text-properties style:font-name="Calibri1" fo:font-size="11pt" style:font-size-asian="11pt" style:font-size-complex="11pt"/>
    </style:style>
    <style:style style:name="P19" style:family="paragraph" style:parent-style-name="List_20_Paragraph" style:list-style-name="WWNum1">
      <style:text-properties style:font-name="Calibri1" fo:font-size="11pt" officeooo:paragraph-rsid="00fb719e" style:font-size-asian="11pt" style:font-size-complex="11pt"/>
    </style:style>
    <style:style style:name="P20" style:family="paragraph" style:parent-style-name="Standard">
      <style:text-properties style:font-name="Calibri1" fo:font-size="13pt" fo:font-weight="bold" style:font-size-asian="13pt" style:font-weight-asian="bold" style:font-size-complex="13pt" style:font-weight-complex="bold"/>
    </style:style>
    <style:style style:name="P21" style:family="paragraph" style:parent-style-name="Standard">
      <style:text-properties style:font-name="Calibri1" fo:font-size="13pt" style:font-size-asian="13pt" style:font-size-complex="13pt"/>
    </style:style>
    <style:style style:name="P22" style:family="paragraph" style:parent-style-name="Standard">
      <style:paragraph-properties fo:margin-top="0.101cm" fo:margin-bottom="0.101cm" style:contextual-spacing="false"/>
      <style:text-properties officeooo:paragraph-rsid="010cf055"/>
    </style:style>
    <style:style style:name="P23"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4" style:family="paragraph" style:parent-style-name="Standard" style:list-style-name="L7">
      <style:paragraph-properties fo:margin-top="0.101cm" fo:margin-bottom="0.182cm" style:contextual-spacing="false"/>
      <style:text-properties officeooo:paragraph-rsid="010cf055"/>
    </style:style>
    <style:style style:name="P25" style:family="paragraph" style:parent-style-name="Standard" style:list-style-name="L7">
      <style:paragraph-properties fo:margin-top="0.101cm" fo:margin-bottom="0.282cm" style:contextual-spacing="false"/>
      <style:text-properties officeooo:paragraph-rsid="010cf055"/>
    </style:style>
    <style:style style:name="P26" style:family="paragraph" style:parent-style-name="Standard" style:list-style-name="L7">
      <style:paragraph-properties fo:margin-top="0.201cm" fo:margin-bottom="0.282cm" style:contextual-spacing="false"/>
      <style:text-properties officeooo:paragraph-rsid="010cf055"/>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style:text-underline-style="solid" style:text-underline-width="auto" style:text-underline-color="font-color" officeooo:rsid="00ae9fb7"/>
    </style:style>
    <style:style style:name="T7" style:family="text">
      <style:text-properties style:text-underline-style="solid" style:text-underline-width="auto" style:text-underline-color="font-color" officeooo:rsid="00b03678"/>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2" style:font-size-complex="11pt"/>
    </style:style>
    <style:style style:name="T10" style:family="text">
      <style:text-properties fo:font-size="11pt" officeooo:rsid="00059eb2" style:font-size-asian="11pt" style:font-name-complex="Calibri2" style:font-size-complex="11pt"/>
    </style:style>
    <style:style style:name="T11" style:family="text">
      <style:text-properties fo:font-size="11pt" style:font-size-asian="11pt" style:font-size-complex="11pt"/>
    </style:style>
    <style:style style:name="T12" style:family="text">
      <style:text-properties fo:font-size="11pt" officeooo:rsid="0094b6ab" style:font-size-asian="11pt" style:font-size-complex="11pt"/>
    </style:style>
    <style:style style:name="T13" style:family="text">
      <style:text-properties fo:font-size="11pt" officeooo:rsid="009689d1" style:font-size-asian="11pt" style:font-size-complex="11pt"/>
    </style:style>
    <style:style style:name="T14" style:family="text">
      <style:text-properties fo:font-size="11pt" officeooo:rsid="009fd348" style:font-size-asian="11pt" style:font-size-complex="11pt"/>
    </style:style>
    <style:style style:name="T15" style:family="text">
      <style:text-properties fo:font-size="11pt" officeooo:rsid="009835fd" style:font-size-asian="11pt" style:font-size-complex="11pt"/>
    </style:style>
    <style:style style:name="T16" style:family="text">
      <style:text-properties fo:font-size="11pt" officeooo:rsid="0098a2d8" style:font-size-asian="11pt" style:font-size-complex="11pt"/>
    </style:style>
    <style:style style:name="T17" style:family="text">
      <style:text-properties fo:font-size="11pt" officeooo:rsid="00994063" style:font-size-asian="11pt" style:font-size-complex="11pt"/>
    </style:style>
    <style:style style:name="T18" style:family="text">
      <style:text-properties fo:font-size="11pt" officeooo:rsid="009c014b" style:font-size-asian="11pt" style:font-size-complex="11pt"/>
    </style:style>
    <style:style style:name="T19" style:family="text">
      <style:text-properties fo:font-size="11pt" officeooo:rsid="009b338a" style:font-size-asian="11pt" style:font-size-complex="11pt"/>
    </style:style>
    <style:style style:name="T20" style:family="text">
      <style:text-properties fo:font-size="11pt" officeooo:rsid="009c6f78" style:font-size-asian="11pt" style:font-size-complex="11pt"/>
    </style:style>
    <style:style style:name="T21" style:family="text">
      <style:text-properties fo:font-size="11pt" officeooo:rsid="00a11fb8" style:font-size-asian="11pt" style:font-size-complex="11pt"/>
    </style:style>
    <style:style style:name="T22" style:family="text">
      <style:text-properties fo:font-size="11pt" officeooo:rsid="009cf5a4" style:font-size-asian="11pt" style:font-size-complex="11pt"/>
    </style:style>
    <style:style style:name="T23" style:family="text">
      <style:text-properties fo:font-size="11pt" officeooo:rsid="009d2946" style:font-size-asian="11pt" style:font-size-complex="11pt"/>
    </style:style>
    <style:style style:name="T24" style:family="text">
      <style:text-properties fo:font-size="11pt" officeooo:rsid="009ec5cc" style:font-size-asian="11pt" style:font-size-complex="11pt"/>
    </style:style>
    <style:style style:name="T25" style:family="text">
      <style:text-properties fo:font-size="11pt" officeooo:rsid="00a2c9e9" style:font-size-asian="11pt" style:font-size-complex="11pt"/>
    </style:style>
    <style:style style:name="T26" style:family="text">
      <style:text-properties fo:font-size="11pt" officeooo:rsid="00c47aa3" style:font-size-asian="9.60000038146973pt" style:font-size-complex="11pt"/>
    </style:style>
    <style:style style:name="T27" style:family="text">
      <style:text-properties fo:font-size="11pt" officeooo:rsid="00ca37a7" style:font-size-asian="9.60000038146973pt" style:font-size-complex="11pt"/>
    </style:style>
    <style:style style:name="T28" style:family="text">
      <style:text-properties fo:font-size="11pt" fo:font-weight="normal" style:font-size-asian="9.60000038146973pt" style:font-weight-asian="normal" style:font-size-complex="11pt" style:font-weight-complex="normal"/>
    </style:style>
    <style:style style:name="T29" style:family="text">
      <style:text-properties fo:font-size="11pt" fo:font-weight="normal" officeooo:rsid="00bed494" style:font-size-asian="9.60000038146973pt" style:font-weight-asian="normal" style:font-size-complex="11pt" style:font-weight-complex="normal"/>
    </style:style>
    <style:style style:name="T30" style:family="text">
      <style:text-properties fo:font-size="11pt" fo:font-weight="normal" officeooo:rsid="00bedc00" style:font-size-asian="9.60000038146973pt" style:font-weight-asian="normal" style:font-size-complex="11pt" style:font-weight-complex="normal"/>
    </style:style>
    <style:style style:name="T31" style:family="text">
      <style:text-properties fo:font-size="11pt" fo:font-weight="normal" officeooo:rsid="00c0ba8f" style:font-size-asian="9.60000038146973pt" style:font-weight-asian="normal" style:font-size-complex="11pt" style:font-weight-complex="normal"/>
    </style:style>
    <style:style style:name="T32" style:family="text">
      <style:text-properties fo:font-size="11pt" fo:font-weight="normal" officeooo:rsid="00c1510c" style:font-size-asian="9.60000038146973pt" style:font-weight-asian="normal" style:font-size-complex="11pt" style:font-weight-complex="normal"/>
    </style:style>
    <style:style style:name="T33" style:family="text">
      <style:text-properties fo:font-size="11pt" fo:font-weight="normal" officeooo:rsid="00c1bb52" style:font-size-asian="9.60000038146973pt" style:font-weight-asian="normal" style:font-size-complex="11pt" style:font-weight-complex="normal"/>
    </style:style>
    <style:style style:name="T34" style:family="text">
      <style:text-properties fo:font-size="11pt" fo:font-weight="normal" officeooo:rsid="00c1f174" style:font-size-asian="9.60000038146973pt" style:font-weight-asian="normal" style:font-size-complex="11pt" style:font-weight-complex="normal"/>
    </style:style>
    <style:style style:name="T35" style:family="text">
      <style:text-properties fo:font-size="11pt" fo:font-weight="normal" officeooo:rsid="00c324ba" style:font-size-asian="9.60000038146973pt" style:font-weight-asian="normal" style:font-size-complex="11pt" style:font-weight-complex="normal"/>
    </style:style>
    <style:style style:name="T36" style:family="text">
      <style:text-properties fo:font-size="11pt" fo:font-weight="normal" officeooo:rsid="00c327cb" style:font-size-asian="9.60000038146973pt" style:font-weight-asian="normal" style:font-size-complex="11pt" style:font-weight-complex="normal"/>
    </style:style>
    <style:style style:name="T37" style:family="text">
      <style:text-properties fo:font-size="11pt" fo:font-weight="normal" officeooo:rsid="00c41f3f" style:font-size-asian="9.60000038146973pt" style:font-weight-asian="normal" style:font-size-complex="11pt" style:font-weight-complex="normal"/>
    </style:style>
    <style:style style:name="T38" style:family="text">
      <style:text-properties fo:font-size="11pt" fo:font-weight="normal" officeooo:rsid="00c47aa3" style:font-size-asian="9.60000038146973pt" style:font-weight-asian="normal" style:font-size-complex="11pt" style:font-weight-complex="normal"/>
    </style:style>
    <style:style style:name="T39" style:family="text">
      <style:text-properties fo:font-size="11pt" fo:font-weight="normal" officeooo:rsid="00c5e8bf" style:font-size-asian="9.60000038146973pt" style:font-weight-asian="normal" style:font-size-complex="11pt" style:font-weight-complex="normal"/>
    </style:style>
    <style:style style:name="T40" style:family="text">
      <style:text-properties fo:font-size="11pt" fo:font-weight="normal" officeooo:rsid="00c74422" style:font-size-asian="9.60000038146973pt" style:font-weight-asian="normal" style:font-size-complex="11pt" style:font-weight-complex="normal"/>
    </style:style>
    <style:style style:name="T41" style:family="text">
      <style:text-properties fo:font-size="11pt" fo:font-weight="normal" officeooo:rsid="00c84cf4" style:font-size-asian="9.60000038146973pt" style:font-weight-asian="normal" style:font-size-complex="11pt" style:font-weight-complex="normal"/>
    </style:style>
    <style:style style:name="T42" style:family="text">
      <style:text-properties fo:font-size="11pt" fo:font-weight="normal" officeooo:rsid="00c886ca" style:font-size-asian="9.60000038146973pt" style:font-weight-asian="normal" style:font-size-complex="11pt" style:font-weight-complex="normal"/>
    </style:style>
    <style:style style:name="T43" style:family="text">
      <style:text-properties fo:font-size="11pt" fo:font-weight="normal" officeooo:rsid="00ca37a7" style:font-size-asian="9.60000038146973pt" style:font-weight-asian="normal" style:font-size-complex="11pt" style:font-weight-complex="normal"/>
    </style:style>
    <style:style style:name="T44" style:family="text">
      <style:text-properties fo:font-size="11pt" fo:font-weight="normal" officeooo:rsid="00cc20a5" style:font-size-asian="9.60000038146973pt" style:font-weight-asian="normal" style:font-size-complex="11pt" style:font-weight-complex="normal"/>
    </style:style>
    <style:style style:name="T45" style:family="text">
      <style:text-properties fo:font-size="11pt" fo:font-weight="normal" officeooo:rsid="00ce111d" style:font-size-asian="9.60000038146973pt" style:font-weight-asian="normal" style:font-size-complex="11pt" style:font-weight-complex="normal"/>
    </style:style>
    <style:style style:name="T46" style:family="text">
      <style:text-properties fo:font-size="11pt" fo:font-weight="normal" officeooo:rsid="00ce49da" style:font-size-asian="9.60000038146973pt" style:font-weight-asian="normal" style:font-size-complex="11pt" style:font-weight-complex="normal"/>
    </style:style>
    <style:style style:name="T47" style:family="text">
      <style:text-properties fo:font-size="11pt" fo:font-weight="normal" officeooo:rsid="00ce6ba9" style:font-size-asian="9.60000038146973pt" style:font-weight-asian="normal" style:font-size-complex="11pt" style:font-weight-complex="normal"/>
    </style:style>
    <style:style style:name="T48" style:family="text">
      <style:text-properties fo:font-size="11pt" fo:font-weight="normal" officeooo:rsid="00cf7ad7" style:font-size-asian="9.60000038146973pt" style:font-weight-asian="normal" style:font-size-complex="11pt" style:font-weight-complex="normal"/>
    </style:style>
    <style:style style:name="T49" style:family="text">
      <style:text-properties fo:font-size="11pt" fo:font-weight="normal" officeooo:rsid="00d1467c" style:font-size-asian="9.60000038146973pt" style:font-weight-asian="normal" style:font-size-complex="11pt" style:font-weight-complex="normal"/>
    </style:style>
    <style:style style:name="T50" style:family="text">
      <style:text-properties fo:font-size="11pt" fo:font-weight="normal" officeooo:rsid="00d26eda" style:font-size-asian="9.60000038146973pt" style:font-weight-asian="normal" style:font-size-complex="11pt" style:font-weight-complex="normal"/>
    </style:style>
    <style:style style:name="T51" style:family="text">
      <style:text-properties fo:font-size="11pt" fo:font-weight="normal" officeooo:rsid="00d28af5" style:font-size-asian="9.60000038146973pt" style:font-weight-asian="normal" style:font-size-complex="11pt" style:font-weight-complex="normal"/>
    </style:style>
    <style:style style:name="T52" style:family="text">
      <style:text-properties fo:font-size="11pt" fo:font-weight="normal" officeooo:rsid="00d3470c" style:font-size-asian="9.60000038146973pt" style:font-weight-asian="normal" style:font-size-complex="11pt" style:font-weight-complex="normal"/>
    </style:style>
    <style:style style:name="T53" style:family="text">
      <style:text-properties fo:font-size="11pt" fo:font-weight="normal" officeooo:rsid="00d4c25a" style:font-size-asian="9.60000038146973pt" style:font-weight-asian="normal" style:font-size-complex="11pt" style:font-weight-complex="normal"/>
    </style:style>
    <style:style style:name="T54" style:family="text">
      <style:text-properties fo:font-size="11pt" fo:font-weight="normal" officeooo:rsid="00d5b7ab" style:font-size-asian="9.60000038146973pt" style:font-weight-asian="normal" style:font-size-complex="11pt" style:font-weight-complex="normal"/>
    </style:style>
    <style:style style:name="T55" style:family="text">
      <style:text-properties fo:font-size="11pt" fo:font-weight="normal" officeooo:rsid="00d61814" style:font-size-asian="9.60000038146973pt" style:font-weight-asian="normal" style:font-size-complex="11pt" style:font-weight-complex="normal"/>
    </style:style>
    <style:style style:name="T56" style:family="text">
      <style:text-properties fo:font-size="11pt" fo:font-weight="normal" officeooo:rsid="00d8bb3a" style:font-size-asian="9.60000038146973pt" style:font-weight-asian="normal" style:font-size-complex="11pt" style:font-weight-complex="normal"/>
    </style:style>
    <style:style style:name="T57" style:family="text">
      <style:text-properties fo:font-size="11pt" fo:font-weight="normal" officeooo:rsid="00d916b9" style:font-size-asian="9.60000038146973pt" style:font-weight-asian="normal" style:font-size-complex="11pt" style:font-weight-complex="normal"/>
    </style:style>
    <style:style style:name="T58" style:family="text">
      <style:text-properties fo:font-size="11pt" fo:font-weight="normal" officeooo:rsid="00d98f0a" style:font-size-asian="9.60000038146973pt" style:font-weight-asian="normal" style:font-size-complex="11pt" style:font-weight-complex="normal"/>
    </style:style>
    <style:style style:name="T59" style:family="text">
      <style:text-properties fo:font-size="11pt" fo:font-weight="normal" officeooo:rsid="00dadb24" style:font-size-asian="9.60000038146973pt" style:font-weight-asian="normal" style:font-size-complex="11pt" style:font-weight-complex="normal"/>
    </style:style>
    <style:style style:name="T60" style:family="text">
      <style:text-properties fo:font-size="11pt" fo:font-weight="normal" officeooo:rsid="00db723f" style:font-size-asian="9.60000038146973pt" style:font-weight-asian="normal" style:font-size-complex="11pt" style:font-weight-complex="normal"/>
    </style:style>
    <style:style style:name="T61" style:family="text">
      <style:text-properties fo:font-size="11pt" fo:font-weight="normal" officeooo:rsid="00dc6ab0" style:font-size-asian="9.60000038146973pt" style:font-weight-asian="normal" style:font-size-complex="11pt" style:font-weight-complex="normal"/>
    </style:style>
    <style:style style:name="T62" style:family="text">
      <style:text-properties fo:font-size="11pt" fo:font-weight="normal" officeooo:rsid="00dd4532" style:font-size-asian="9.60000038146973pt" style:font-weight-asian="normal" style:font-size-complex="11pt" style:font-weight-complex="normal"/>
    </style:style>
    <style:style style:name="T63" style:family="text">
      <style:text-properties fo:font-size="11pt" fo:font-weight="normal" officeooo:rsid="00df322d" style:font-size-asian="9.60000038146973pt" style:font-weight-asian="normal" style:font-size-complex="11pt" style:font-weight-complex="normal"/>
    </style:style>
    <style:style style:name="T64" style:family="text">
      <style:text-properties fo:font-size="11pt" fo:font-weight="normal" officeooo:rsid="00e01ba3" style:font-size-asian="9.60000038146973pt" style:font-weight-asian="normal" style:font-size-complex="11pt" style:font-weight-complex="normal"/>
    </style:style>
    <style:style style:name="T65" style:family="text">
      <style:text-properties fo:font-size="11pt" fo:font-weight="normal" officeooo:rsid="00e1ce74" style:font-size-asian="9.60000038146973pt" style:font-weight-asian="normal" style:font-size-complex="11pt" style:font-weight-complex="normal"/>
    </style:style>
    <style:style style:name="T66" style:family="text">
      <style:text-properties fo:font-size="11pt" fo:font-weight="normal" officeooo:rsid="00e3a5b2" style:font-size-asian="9.60000038146973pt" style:font-weight-asian="normal" style:font-size-complex="11pt" style:font-weight-complex="normal"/>
    </style:style>
    <style:style style:name="T67" style:family="text">
      <style:text-properties fo:font-size="11pt" fo:font-weight="normal" officeooo:rsid="00e3c1da" style:font-size-asian="9.60000038146973pt" style:font-weight-asian="normal" style:font-size-complex="11pt" style:font-weight-complex="normal"/>
    </style:style>
    <style:style style:name="T68" style:family="text">
      <style:text-properties fo:font-size="11pt" fo:font-weight="normal" officeooo:rsid="00e494b0" style:font-size-asian="9.60000038146973pt" style:font-weight-asian="normal" style:font-size-complex="11pt" style:font-weight-complex="normal"/>
    </style:style>
    <style:style style:name="T69" style:family="text">
      <style:text-properties fo:font-size="11pt" fo:font-weight="normal" officeooo:rsid="00e4d35d" style:font-size-asian="9.60000038146973pt" style:font-weight-asian="normal" style:font-size-complex="11pt" style:font-weight-complex="normal"/>
    </style:style>
    <style:style style:name="T70" style:family="text">
      <style:text-properties fo:font-size="11pt" fo:font-weight="normal" officeooo:rsid="00e68d52" style:font-size-asian="9.60000038146973pt" style:font-weight-asian="normal" style:font-size-complex="11pt" style:font-weight-complex="normal"/>
    </style:style>
    <style:style style:name="T71" style:family="text">
      <style:text-properties fo:font-size="11pt" fo:font-weight="normal" officeooo:rsid="00e7c3ad" style:font-size-asian="9.60000038146973pt" style:font-weight-asian="normal" style:font-size-complex="11pt" style:font-weight-complex="normal"/>
    </style:style>
    <style:style style:name="T72" style:family="text">
      <style:text-properties fo:font-size="11pt" fo:font-weight="normal" officeooo:rsid="00e7dbb0" style:font-size-asian="9.60000038146973pt" style:font-weight-asian="normal" style:font-size-complex="11pt" style:font-weight-complex="normal"/>
    </style:style>
    <style:style style:name="T73" style:family="text">
      <style:text-properties fo:font-size="11pt" fo:font-weight="normal" officeooo:rsid="00e7ddb5" style:font-size-asian="9.60000038146973pt" style:font-weight-asian="normal" style:font-size-complex="11pt" style:font-weight-complex="normal"/>
    </style:style>
    <style:style style:name="T74"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5"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6"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77"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78" style:family="text">
      <style:text-properties fo:font-size="11pt" fo:font-style="italic" officeooo:rsid="00c1bb52" style:font-size-asian="9.60000038146973pt" style:font-style-asian="italic" style:font-size-complex="11pt" style:font-style-complex="italic"/>
    </style:style>
    <style:style style:name="T79"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0" style:family="text">
      <style:text-properties fo:font-style="italic" style:font-style-asian="italic" style:font-style-complex="italic"/>
    </style:style>
    <style:style style:name="T81" style:family="text">
      <style:text-properties fo:font-style="italic" officeooo:rsid="001af9dd" style:font-style-asian="italic" style:font-style-complex="italic"/>
    </style:style>
    <style:style style:name="T82" style:family="text">
      <style:text-properties fo:font-style="italic" officeooo:rsid="001b8dd4" style:font-style-asian="italic" style:font-style-complex="italic"/>
    </style:style>
    <style:style style:name="T83" style:family="text">
      <style:text-properties fo:font-style="italic" officeooo:rsid="001e894a"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weight="bold" style:font-weight-asian="bold" style:font-weight-complex="bold"/>
    </style:style>
    <style:style style:name="T86" style:family="text">
      <style:text-properties fo:font-weight="bold" officeooo:rsid="0068fc51" style:font-weight-asian="bold" style:font-weight-complex="bold"/>
    </style:style>
    <style:style style:name="T87" style:family="text">
      <style:text-properties fo:font-weight="bold" officeooo:rsid="0077141f" style:font-weight-asian="bold" style:font-weight-complex="bold"/>
    </style:style>
    <style:style style:name="T88" style:family="text">
      <style:text-properties fo:font-weight="bold" officeooo:rsid="00bae80d" style:font-weight-asian="bold" style:font-weight-complex="bold"/>
    </style:style>
    <style:style style:name="T89" style:family="text">
      <style:text-properties fo:font-weight="bold" officeooo:rsid="010207a1" style:font-weight-asian="bold" style:font-weight-complex="bold"/>
    </style:style>
    <style:style style:name="T90" style:family="text">
      <style:text-properties style:font-name-asian="Wingdings" style:font-name-complex="Wingdings"/>
    </style:style>
    <style:style style:name="T91" style:family="text">
      <style:text-properties fo:font-size="13pt" style:font-size-asian="13pt" style:font-size-complex="13pt"/>
    </style:style>
    <style:style style:name="T92" style:family="text">
      <style:text-properties fo:font-size="13pt" fo:font-weight="bold" style:font-size-asian="13pt" style:font-weight-asian="bold" style:font-size-complex="13pt" style:font-weight-complex="bold"/>
    </style:style>
    <style:style style:name="T93" style:family="text">
      <style:text-properties fo:font-size="13pt" fo:font-weight="bold" officeooo:rsid="0044fcac" style:font-size-asian="13pt" style:font-weight-asian="bold" style:font-size-complex="13pt" style:font-weight-complex="bold"/>
    </style:style>
    <style:style style:name="T94" style:family="text">
      <style:text-properties style:text-position="sub 58%"/>
    </style:style>
    <style:style style:name="T95" style:family="text">
      <style:text-properties style:text-position="sub 58%" fo:font-size="11pt" style:font-size-asian="11pt" style:font-name-complex="Calibri2" style:font-size-complex="11pt"/>
    </style:style>
    <style:style style:name="T96" style:family="text">
      <style:text-properties style:text-position="sub 58%" fo:font-size="11pt" style:font-size-asian="11pt" style:font-size-complex="11pt"/>
    </style:style>
    <style:style style:name="T97" style:family="text">
      <style:text-properties style:text-position="sub 58%" fo:font-size="11pt" officeooo:rsid="00994063" style:font-size-asian="11pt" style:font-size-complex="11pt"/>
    </style:style>
    <style:style style:name="T98" style:family="text">
      <style:text-properties style:text-position="sub 58%" fo:font-size="11pt" officeooo:rsid="00a11fb8" style:font-size-asian="11pt" style:font-size-complex="11pt"/>
    </style:style>
    <style:style style:name="T99" style:family="text">
      <style:text-properties style:text-position="sub 58%" officeooo:rsid="00094815"/>
    </style:style>
    <style:style style:name="T100" style:family="text">
      <style:text-properties style:text-position="sub 58%" fo:font-size="13pt"/>
    </style:style>
    <style:style style:name="T101" style:family="text">
      <style:text-properties style:text-position="sub 58%" officeooo:rsid="000e5a85"/>
    </style:style>
    <style:style style:name="T102" style:family="text">
      <style:text-properties style:text-position="sub 58%" fo:font-size="14pt" style:font-size-asian="14pt" style:font-size-complex="14pt"/>
    </style:style>
    <style:style style:name="T103" style:family="text">
      <style:text-properties style:text-position="sub 58%" fo:font-size="14pt" officeooo:rsid="0058370e" style:font-size-asian="14pt" style:font-size-complex="14pt"/>
    </style:style>
    <style:style style:name="T104" style:family="text">
      <style:text-properties style:text-position="sub 58%" officeooo:rsid="00127763"/>
    </style:style>
    <style:style style:name="T105" style:family="text">
      <style:text-properties style:text-position="sub 58%" officeooo:rsid="0014bc29"/>
    </style:style>
    <style:style style:name="T106" style:family="text">
      <style:text-properties style:text-position="sub 58%" officeooo:rsid="0014f97d"/>
    </style:style>
    <style:style style:name="T107" style:family="text">
      <style:text-properties style:text-position="sub 58%" officeooo:rsid="0016e198"/>
    </style:style>
    <style:style style:name="T108" style:family="text">
      <style:text-properties style:text-position="sub 58%" officeooo:rsid="00308705"/>
    </style:style>
    <style:style style:name="T109" style:family="text">
      <style:text-properties style:text-position="sub 58%" officeooo:rsid="00417088"/>
    </style:style>
    <style:style style:name="T110" style:family="text">
      <style:text-properties style:text-position="sub 58%" officeooo:rsid="0042d436"/>
    </style:style>
    <style:style style:name="T111" style:family="text">
      <style:text-properties style:text-position="sub 58%" fo:font-weight="normal" officeooo:rsid="00476a35" style:font-size-asian="9.60000038146973pt" style:font-weight-asian="normal" style:font-weight-complex="normal"/>
    </style:style>
    <style:style style:name="T112" style:family="text">
      <style:text-properties style:text-position="sub 58%" officeooo:rsid="00684a6f"/>
    </style:style>
    <style:style style:name="T113" style:family="text">
      <style:text-properties style:text-position="sub 58%" officeooo:rsid="006ccdac"/>
    </style:style>
    <style:style style:name="T114" style:family="text">
      <style:text-properties style:text-position="sub 58%" officeooo:rsid="00a3d6d2"/>
    </style:style>
    <style:style style:name="T115" style:family="text">
      <style:text-properties style:text-position="sub 58%" officeooo:rsid="00fe83e3"/>
    </style:style>
    <style:style style:name="T116" style:family="text">
      <style:text-properties style:text-position="sub 58%" officeooo:rsid="00a5c418"/>
    </style:style>
    <style:style style:name="T117" style:family="text">
      <style:text-properties style:text-position="sub 58%" style:font-name="Calibri1" fo:font-size="11pt" style:font-size-asian="11pt" style:font-size-complex="11pt"/>
    </style:style>
    <style:style style:name="T118" style:family="text">
      <style:text-properties officeooo:rsid="00077319"/>
    </style:style>
    <style:style style:name="T119" style:family="text">
      <style:text-properties officeooo:rsid="000779fb"/>
    </style:style>
    <style:style style:name="T120" style:family="text">
      <style:text-properties officeooo:rsid="00094815"/>
    </style:style>
    <style:style style:name="T121" style:family="text">
      <style:text-properties style:font-name="Calibri1" fo:font-size="11pt" style:font-size-asian="11pt" style:font-size-complex="11pt"/>
    </style:style>
    <style:style style:name="T122" style:family="text">
      <style:text-properties style:font-name="Calibri1" fo:font-size="11pt" officeooo:rsid="001f42c3" style:font-size-asian="11pt" style:font-size-complex="11pt"/>
    </style:style>
    <style:style style:name="T123" style:family="text">
      <style:text-properties style:font-name="Calibri1" fo:font-size="11pt" officeooo:rsid="001fd123" style:font-size-asian="11pt" style:font-size-complex="11pt"/>
    </style:style>
    <style:style style:name="T124" style:family="text">
      <style:text-properties style:font-name="Calibri1" fo:font-size="11pt" officeooo:rsid="00209c2a" style:font-size-asian="11pt" style:font-size-complex="11pt"/>
    </style:style>
    <style:style style:name="T125" style:family="text">
      <style:text-properties style:font-name="Calibri1" fo:font-size="11pt" officeooo:rsid="00226c5b" style:font-size-asian="11pt" style:font-size-complex="11pt"/>
    </style:style>
    <style:style style:name="T126" style:family="text">
      <style:text-properties style:font-name="Calibri1" fo:font-size="11pt" officeooo:rsid="010bf4a7" style:font-size-asian="11pt" style:font-size-complex="11pt"/>
    </style:style>
    <style:style style:name="T127" style:family="text">
      <style:text-properties style:font-name="Calibri1" fo:font-size="11pt" officeooo:rsid="01099ffe" style:font-size-asian="11pt" style:font-size-complex="11pt"/>
    </style:style>
    <style:style style:name="T128" style:family="text">
      <style:text-properties style:font-name="Calibri1" fo:font-size="11pt" officeooo:rsid="010cf055" style:font-size-asian="11pt" style:font-size-complex="11pt"/>
    </style:style>
    <style:style style:name="T129" style:family="text">
      <style:text-properties style:font-name="Calibri1" fo:font-size="11pt" officeooo:rsid="010ed5e5" style:font-size-asian="11pt" style:font-size-complex="11pt"/>
    </style:style>
    <style:style style:name="T130" style:family="text">
      <style:text-properties style:font-name="Calibri1" fo:font-size="11pt" officeooo:rsid="010f3ff8" style:font-size-asian="11pt" style:font-size-complex="11pt"/>
    </style:style>
    <style:style style:name="T131" style:family="text">
      <style:text-properties style:font-name="Calibri1" fo:font-size="11pt" officeooo:rsid="010fbf1a" style:font-size-asian="11pt" style:font-size-complex="11pt"/>
    </style:style>
    <style:style style:name="T132" style:family="text">
      <style:text-properties style:font-name="Calibri1" fo:font-size="11pt" officeooo:rsid="011100bc" style:font-size-asian="11pt" style:font-size-complex="11pt"/>
    </style:style>
    <style:style style:name="T133" style:family="text">
      <style:text-properties style:font-name="Calibri1" fo:font-size="11pt" officeooo:rsid="0112bec1" style:font-size-asian="11pt" style:font-size-complex="11pt"/>
    </style:style>
    <style:style style:name="T134" style:family="text">
      <style:text-properties style:font-name="Calibri1" fo:font-size="11pt" officeooo:rsid="01148bdb" style:font-size-asian="11pt" style:font-size-complex="11pt"/>
    </style:style>
    <style:style style:name="T135" style:family="text">
      <style:text-properties style:font-name="Calibri1" fo:font-size="11pt" officeooo:rsid="0115660c" style:font-size-asian="11pt" style:font-size-complex="11pt"/>
    </style:style>
    <style:style style:name="T136" style:family="text">
      <style:text-properties style:font-name="Calibri1" fo:font-size="11pt" fo:font-weight="normal" officeooo:rsid="00e7ddb5" style:font-size-asian="9.60000038146973pt" style:font-weight-asian="normal" style:font-size-complex="11pt" style:font-weight-complex="normal"/>
    </style:style>
    <style:style style:name="T137" style:family="text">
      <style:text-properties style:font-name="Calibri1" fo:font-size="11pt" fo:font-weight="normal" officeooo:rsid="00e68d52" style:font-size-asian="9.60000038146973pt" style:font-weight-asian="normal" style:font-size-complex="11pt" style:font-weight-complex="normal"/>
    </style:style>
    <style:style style:name="T138" style:family="text">
      <style:text-properties style:font-name="Calibri1" fo:font-size="11pt" fo:font-weight="normal" officeooo:rsid="00eba74e" style:font-size-asian="9.60000038146973pt" style:font-weight-asian="normal" style:font-size-complex="11pt" style:font-weight-complex="normal"/>
    </style:style>
    <style:style style:name="T139" style:family="text">
      <style:text-properties style:font-name="Calibri1" fo:font-size="11pt" fo:font-weight="normal" officeooo:rsid="00ebddbf" style:font-size-asian="9.60000038146973pt" style:font-weight-asian="normal" style:font-size-complex="11pt" style:font-weight-complex="normal"/>
    </style:style>
    <style:style style:name="T140" style:family="text">
      <style:text-properties style:font-name="Calibri1" fo:font-size="11pt" fo:font-weight="normal" officeooo:rsid="00f033dc" style:font-size-asian="9.60000038146973pt" style:font-weight-asian="normal" style:font-size-complex="11pt" style:font-weight-complex="normal"/>
    </style:style>
    <style:style style:name="T141" style:family="text">
      <style:text-properties style:font-name="Calibri1" fo:font-size="11pt" fo:font-weight="normal" officeooo:rsid="00f20fce" style:font-size-asian="9.60000038146973pt" style:font-weight-asian="normal" style:font-size-complex="11pt" style:font-weight-complex="normal"/>
    </style:style>
    <style:style style:name="T142" style:family="text">
      <style:text-properties style:font-name="Calibri1" fo:font-size="11pt" fo:font-weight="normal" officeooo:rsid="00f394cd" style:font-size-asian="9.60000038146973pt" style:font-weight-asian="normal" style:font-size-complex="11pt" style:font-weight-complex="normal"/>
    </style:style>
    <style:style style:name="T143" style:family="text">
      <style:text-properties style:font-name="Calibri1" fo:font-size="11pt" fo:font-weight="normal" officeooo:rsid="00f4716d" style:font-size-asian="9.60000038146973pt" style:font-weight-asian="normal" style:font-size-complex="11pt" style:font-weight-complex="normal"/>
    </style:style>
    <style:style style:name="T144" style:family="text">
      <style:text-properties style:font-name="Calibri1" fo:font-size="11pt" fo:font-weight="normal" officeooo:rsid="00f5c74c" style:font-size-asian="9.60000038146973pt" style:font-weight-asian="normal" style:font-size-complex="11pt" style:font-weight-complex="normal"/>
    </style:style>
    <style:style style:name="T145" style:family="text">
      <style:text-properties style:font-name="Calibri1" fo:font-size="11pt" fo:font-weight="normal" officeooo:rsid="00db723f" style:font-size-asian="9.60000038146973pt" style:font-weight-asian="normal" style:font-size-complex="11pt" style:font-weight-complex="normal"/>
    </style:style>
    <style:style style:name="T146" style:family="text">
      <style:text-properties style:font-name="Calibri1" fo:font-size="11pt" fo:font-weight="normal" officeooo:rsid="01099ffe" style:font-size-asian="11pt" style:font-weight-asian="normal" style:font-size-complex="11pt" style:font-weight-complex="normal"/>
    </style:style>
    <style:style style:name="T147"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148"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149"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150"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151"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152"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153"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54" style:family="text">
      <style:text-properties style:font-name="Calibri1" fo:font-size="11pt" fo:font-weight="bold" officeooo:rsid="00f033dc" style:font-size-asian="9.60000038146973pt" style:font-weight-asian="bold" style:font-size-complex="11pt" style:font-weight-complex="bold"/>
    </style:style>
    <style:style style:name="T155" style:family="text">
      <style:text-properties style:font-name="Calibri1" fo:font-size="13pt" fo:font-weight="bold" style:font-size-asian="13pt" style:font-weight-asian="bold" style:font-size-complex="13pt" style:font-weight-complex="bold"/>
    </style:style>
    <style:style style:name="T156" style:family="text">
      <style:text-properties style:font-name="Calibri1" fo:font-size="13pt" fo:font-weight="bold" officeooo:rsid="00f4716d" style:font-size-asian="13pt" style:font-weight-asian="bold" style:font-size-complex="13pt" style:font-weight-complex="bold"/>
    </style:style>
    <style:style style:name="T157" style:family="text">
      <style:text-properties officeooo:rsid="000a2156"/>
    </style:style>
    <style:style style:name="T158" style:family="text">
      <style:text-properties style:text-position="0% 100%" officeooo:rsid="00127763"/>
    </style:style>
    <style:style style:name="T159" style:family="text">
      <style:text-properties style:text-position="0% 100%" officeooo:rsid="0014bc29"/>
    </style:style>
    <style:style style:name="T160" style:family="text">
      <style:text-properties style:text-position="0% 100%" officeooo:rsid="0014f97d"/>
    </style:style>
    <style:style style:name="T161" style:family="text">
      <style:text-properties style:text-position="0% 100%" officeooo:rsid="0016e198"/>
    </style:style>
    <style:style style:name="T162" style:family="text">
      <style:text-properties style:text-position="0% 100%" officeooo:rsid="00308705"/>
    </style:style>
    <style:style style:name="T163" style:family="text">
      <style:text-properties style:text-position="0% 100%" officeooo:rsid="0031e609"/>
    </style:style>
    <style:style style:name="T164" style:family="text">
      <style:text-properties style:text-position="0% 100%" officeooo:rsid="0034bef8"/>
    </style:style>
    <style:style style:name="T165" style:family="text">
      <style:text-properties style:text-position="0% 100%" officeooo:rsid="0036a89e"/>
    </style:style>
    <style:style style:name="T166" style:family="text">
      <style:text-properties style:text-position="0% 100%" officeooo:rsid="003750aa"/>
    </style:style>
    <style:style style:name="T167" style:family="text">
      <style:text-properties style:text-position="0% 100%" officeooo:rsid="0037ee25"/>
    </style:style>
    <style:style style:name="T168" style:family="text">
      <style:text-properties style:text-position="0% 100%" officeooo:rsid="0038e3ce"/>
    </style:style>
    <style:style style:name="T169" style:family="text">
      <style:text-properties style:text-position="0% 100%" officeooo:rsid="0039a5f9"/>
    </style:style>
    <style:style style:name="T170" style:family="text">
      <style:text-properties style:text-position="0% 100%" officeooo:rsid="003b96ef"/>
    </style:style>
    <style:style style:name="T171" style:family="text">
      <style:text-properties style:text-position="0% 100%" officeooo:rsid="003d735a"/>
    </style:style>
    <style:style style:name="T172" style:family="text">
      <style:text-properties style:text-position="0% 100%" officeooo:rsid="003f6ded"/>
    </style:style>
    <style:style style:name="T173" style:family="text">
      <style:text-properties style:text-position="0% 100%" officeooo:rsid="003f99a8"/>
    </style:style>
    <style:style style:name="T174" style:family="text">
      <style:text-properties style:text-position="0% 100%" officeooo:rsid="003fbd15"/>
    </style:style>
    <style:style style:name="T175" style:family="text">
      <style:text-properties style:text-position="0% 100%" officeooo:rsid="00417088"/>
    </style:style>
    <style:style style:name="T176" style:family="text">
      <style:text-properties style:text-position="0% 100%" officeooo:rsid="0042d436"/>
    </style:style>
    <style:style style:name="T177" style:family="text">
      <style:text-properties style:text-position="0% 100%" officeooo:rsid="00448d13"/>
    </style:style>
    <style:style style:name="T178" style:family="text">
      <style:text-properties style:text-position="0% 100%" officeooo:rsid="0058370e"/>
    </style:style>
    <style:style style:name="T179" style:family="text">
      <style:text-properties style:text-position="0% 100%" officeooo:rsid="0059f8ff"/>
    </style:style>
    <style:style style:name="T180" style:family="text">
      <style:text-properties style:text-position="0% 100%" officeooo:rsid="005a9524"/>
    </style:style>
    <style:style style:name="T181" style:family="text">
      <style:text-properties style:text-position="0% 100%" officeooo:rsid="005c6d16"/>
    </style:style>
    <style:style style:name="T182" style:family="text">
      <style:text-properties style:text-position="0% 100%" fo:font-weight="bold" officeooo:rsid="0068fc51" style:font-weight-asian="bold" style:font-weight-complex="bold"/>
    </style:style>
    <style:style style:name="T183" style:family="text">
      <style:text-properties style:text-position="0% 100%" fo:font-weight="normal" officeooo:rsid="0068fc51" style:font-weight-asian="normal" style:font-weight-complex="normal"/>
    </style:style>
    <style:style style:name="T184" style:family="text">
      <style:text-properties style:text-position="0% 100%" fo:font-weight="normal" officeooo:rsid="00699ba9" style:font-weight-asian="normal" style:font-weight-complex="normal"/>
    </style:style>
    <style:style style:name="T185" style:family="text">
      <style:text-properties style:text-position="0% 100%" fo:font-weight="normal" officeooo:rsid="006a805d" style:font-weight-asian="normal" style:font-weight-complex="normal"/>
    </style:style>
    <style:style style:name="T186" style:family="text">
      <style:text-properties style:text-position="0% 100%" fo:font-weight="normal" officeooo:rsid="006bafad" style:font-weight-asian="normal" style:font-weight-complex="normal"/>
    </style:style>
    <style:style style:name="T187" style:family="text">
      <style:text-properties style:text-position="0% 100%" fo:font-weight="normal" officeooo:rsid="0086ef06" style:font-weight-asian="normal" style:font-weight-complex="normal"/>
    </style:style>
    <style:style style:name="T188" style:family="text">
      <style:text-properties style:text-position="0% 100%" fo:font-weight="normal" officeooo:rsid="0087636e" style:font-weight-asian="normal" style:font-weight-complex="normal"/>
    </style:style>
    <style:style style:name="T189" style:family="text">
      <style:text-properties style:text-position="0% 100%" fo:font-weight="normal" officeooo:rsid="008823e4" style:font-weight-asian="normal" style:font-weight-complex="normal"/>
    </style:style>
    <style:style style:name="T190" style:family="text">
      <style:text-properties style:text-position="0% 100%" fo:font-weight="normal" officeooo:rsid="00887208" style:font-weight-asian="normal" style:font-weight-complex="normal"/>
    </style:style>
    <style:style style:name="T191" style:family="text">
      <style:text-properties style:text-position="0% 100%" fo:font-weight="normal" officeooo:rsid="008a5082" style:font-weight-asian="normal" style:font-weight-complex="normal"/>
    </style:style>
    <style:style style:name="T192" style:family="text">
      <style:text-properties style:text-position="0% 100%" fo:font-weight="normal" officeooo:rsid="008a5d43" style:font-weight-asian="normal" style:font-weight-complex="normal"/>
    </style:style>
    <style:style style:name="T193" style:family="text">
      <style:text-properties style:text-position="0% 100%" officeooo:rsid="006ccdac"/>
    </style:style>
    <style:style style:name="T194" style:family="text">
      <style:text-properties style:text-position="0% 100%" officeooo:rsid="0087636e"/>
    </style:style>
    <style:style style:name="T195" style:family="text">
      <style:text-properties style:text-position="0% 100%" style:text-underline-style="solid" style:text-underline-width="auto" style:text-underline-color="font-color" fo:font-weight="normal" officeooo:rsid="008823e4" style:font-weight-asian="normal" style:font-weight-complex="normal"/>
    </style:style>
    <style:style style:name="T196" style:family="text">
      <style:text-properties style:text-position="0% 100%" style:text-underline-style="solid" style:text-underline-width="auto" style:text-underline-color="font-color" fo:font-weight="normal" officeooo:rsid="008a5d43" style:font-weight-asian="normal" style:font-weight-complex="normal"/>
    </style:style>
    <style:style style:name="T197" style:family="text">
      <style:text-properties style:text-position="0% 100%" style:text-underline-style="solid" style:text-underline-width="auto" style:text-underline-color="font-color" fo:font-weight="normal" officeooo:rsid="008acf42" style:font-weight-asian="normal" style:font-weight-complex="normal"/>
    </style:style>
    <style:style style:name="T198" style:family="text">
      <style:text-properties style:text-position="0% 100%" fo:font-style="italic" fo:font-weight="normal" officeooo:rsid="008a5d43" style:font-style-asian="italic" style:font-weight-asian="normal" style:font-style-complex="italic" style:font-weight-complex="normal"/>
    </style:style>
    <style:style style:name="T199" style:family="text">
      <style:text-properties style:text-position="0% 100%" fo:font-style="normal" fo:font-weight="normal" officeooo:rsid="008a5d43" style:font-style-asian="normal" style:font-weight-asian="normal" style:font-style-complex="normal" style:font-weight-complex="normal"/>
    </style:style>
    <style:style style:name="T200"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201" style:family="text">
      <style:text-properties style:text-position="0% 100%" style:text-underline-style="none" fo:font-weight="normal" officeooo:rsid="008acf42" style:font-weight-asian="normal" style:font-weight-complex="normal"/>
    </style:style>
    <style:style style:name="T202" style:family="text">
      <style:text-properties style:text-position="0% 100%" style:text-underline-style="none" fo:font-weight="normal" officeooo:rsid="008bb388" style:font-weight-asian="normal" style:font-weight-complex="normal"/>
    </style:style>
    <style:style style:name="T203" style:family="text">
      <style:text-properties style:text-position="0% 100%" style:text-underline-style="none" fo:font-weight="normal" officeooo:rsid="008eb29a" style:font-weight-asian="normal" style:font-weight-complex="normal"/>
    </style:style>
    <style:style style:name="T204" style:family="text">
      <style:text-properties style:text-position="0% 100%" officeooo:rsid="00a3d6d2"/>
    </style:style>
    <style:style style:name="T205" style:family="text">
      <style:text-properties style:text-position="0% 100%" fo:font-size="11pt" fo:font-weight="normal" officeooo:rsid="00a90b5f" style:font-size-asian="9.60000038146973pt" style:font-weight-asian="normal" style:font-size-complex="11pt" style:font-weight-complex="normal"/>
    </style:style>
    <style:style style:name="T206" style:family="text">
      <style:text-properties style:text-position="0% 100%" fo:font-size="11pt" fo:font-weight="normal" officeooo:rsid="00a99262" style:font-size-asian="9.60000038146973pt" style:font-weight-asian="normal" style:font-size-complex="11pt" style:font-weight-complex="normal"/>
    </style:style>
    <style:style style:name="T207" style:family="text">
      <style:text-properties style:text-position="0% 100%" fo:font-size="11pt" fo:font-weight="normal" officeooo:rsid="00ab7b58" style:font-size-asian="9.60000038146973pt" style:font-weight-asian="normal" style:font-size-complex="11pt" style:font-weight-complex="normal"/>
    </style:style>
    <style:style style:name="T208" style:family="text">
      <style:text-properties style:text-position="0% 100%" fo:font-size="11pt" officeooo:rsid="00994063" style:font-size-asian="11pt" style:font-size-complex="11pt"/>
    </style:style>
    <style:style style:name="T209" style:family="text">
      <style:text-properties style:text-position="0% 100%" fo:font-size="11pt" officeooo:rsid="00a11fb8" style:font-size-asian="11pt" style:font-size-complex="11pt"/>
    </style:style>
    <style:style style:name="T210"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11" style:family="text">
      <style:text-properties style:text-position="0% 100%" officeooo:rsid="00fe83e3"/>
    </style:style>
    <style:style style:name="T212" style:family="text">
      <style:text-properties officeooo:rsid="000cf140"/>
    </style:style>
    <style:style style:name="T213" style:family="text">
      <style:text-properties officeooo:rsid="000e00f7"/>
    </style:style>
    <style:style style:name="T214" style:family="text">
      <style:text-properties officeooo:rsid="000e5a85"/>
    </style:style>
    <style:style style:name="T215" style:family="text">
      <style:text-properties officeooo:rsid="000fcca3"/>
    </style:style>
    <style:style style:name="T216" style:family="text">
      <style:text-properties officeooo:rsid="0010e55a"/>
    </style:style>
    <style:style style:name="T217" style:family="text">
      <style:text-properties officeooo:rsid="00127763"/>
    </style:style>
    <style:style style:name="T218" style:family="text">
      <style:text-properties fo:font-style="normal" style:text-underline-style="solid" style:text-underline-width="auto" style:text-underline-color="font-color" style:font-style-asian="normal" style:font-style-complex="normal"/>
    </style:style>
    <style:style style:name="T219" style:family="text">
      <style:text-properties fo:font-style="normal" fo:font-weight="normal" officeooo:rsid="004c9c2e" style:font-size-asian="9.60000038146973pt" style:font-style-asian="normal" style:font-weight-asian="normal" style:font-style-complex="normal" style:font-weight-complex="normal"/>
    </style:style>
    <style:style style:name="T220" style:family="text">
      <style:text-properties fo:font-style="normal" officeooo:rsid="006f3654" style:font-style-asian="normal" style:font-style-complex="normal"/>
    </style:style>
    <style:style style:name="T221" style:family="text">
      <style:text-properties fo:font-style="normal" officeooo:rsid="00701448" style:font-style-asian="normal" style:font-style-complex="normal"/>
    </style:style>
    <style:style style:name="T222" style:family="text">
      <style:text-properties fo:font-style="normal" officeooo:rsid="007151ac" style:font-style-asian="normal" style:font-style-complex="normal"/>
    </style:style>
    <style:style style:name="T223" style:family="text">
      <style:text-properties fo:font-style="normal" officeooo:rsid="0071ccec" style:font-style-asian="normal" style:font-style-complex="normal"/>
    </style:style>
    <style:style style:name="T224" style:family="text">
      <style:text-properties fo:font-style="normal" officeooo:rsid="00738c46" style:font-style-asian="normal" style:font-style-complex="normal"/>
    </style:style>
    <style:style style:name="T225" style:family="text">
      <style:text-properties fo:font-style="normal" officeooo:rsid="0073b583" style:font-style-asian="normal" style:font-style-complex="normal"/>
    </style:style>
    <style:style style:name="T226" style:family="text">
      <style:text-properties fo:font-style="normal" officeooo:rsid="0074f7ab" style:font-style-asian="normal" style:font-style-complex="normal"/>
    </style:style>
    <style:style style:name="T227" style:family="text">
      <style:text-properties fo:font-style="normal" fo:font-weight="bold" officeooo:rsid="00b2739b" style:font-style-asian="normal" style:font-weight-asian="bold" style:font-style-complex="normal" style:font-weight-complex="bold"/>
    </style:style>
    <style:style style:name="T228" style:family="text">
      <style:text-properties officeooo:rsid="00134884"/>
    </style:style>
    <style:style style:name="T229" style:family="text">
      <style:text-properties officeooo:rsid="0014291f"/>
    </style:style>
    <style:style style:name="T230" style:family="text">
      <style:text-properties officeooo:rsid="0014bc29"/>
    </style:style>
    <style:style style:name="T231" style:family="text">
      <style:text-properties officeooo:rsid="0014f97d"/>
    </style:style>
    <style:style style:name="T232" style:family="text">
      <style:text-properties officeooo:rsid="0016e198"/>
    </style:style>
    <style:style style:name="T233" style:family="text">
      <style:text-properties officeooo:rsid="00192463"/>
    </style:style>
    <style:style style:name="T234" style:family="text">
      <style:text-properties fo:font-size="12pt" style:font-size-asian="12pt" style:font-size-complex="12pt"/>
    </style:style>
    <style:style style:name="T235" style:family="text">
      <style:text-properties fo:font-size="12pt" officeooo:rsid="000e5a85" style:font-size-asian="12pt" style:font-size-complex="12pt"/>
    </style:style>
    <style:style style:name="T236" style:family="text">
      <style:text-properties officeooo:rsid="001d77ad"/>
    </style:style>
    <style:style style:name="T237" style:family="text">
      <style:text-properties officeooo:rsid="001ee4e8"/>
    </style:style>
    <style:style style:name="T238" style:family="text">
      <style:text-properties officeooo:rsid="001eff7d"/>
    </style:style>
    <style:style style:name="T239" style:family="text">
      <style:text-properties officeooo:rsid="00226c5b"/>
    </style:style>
    <style:style style:name="T240" style:family="text">
      <style:text-properties officeooo:rsid="002421c0"/>
    </style:style>
    <style:style style:name="T241" style:family="text">
      <style:text-properties officeooo:rsid="00259b05"/>
    </style:style>
    <style:style style:name="T242" style:family="text">
      <style:text-properties officeooo:rsid="0025db84"/>
    </style:style>
    <style:style style:name="T243" style:family="text">
      <style:text-properties officeooo:rsid="002733a2"/>
    </style:style>
    <style:style style:name="T244" style:family="text">
      <style:text-properties officeooo:rsid="00287b12"/>
    </style:style>
    <style:style style:name="T245" style:family="text">
      <style:text-properties officeooo:rsid="002cb49d"/>
    </style:style>
    <style:style style:name="T246" style:family="text">
      <style:text-properties officeooo:rsid="002f3531"/>
    </style:style>
    <style:style style:name="T247" style:family="text">
      <style:text-properties officeooo:rsid="00308705"/>
    </style:style>
    <style:style style:name="T248" style:family="text">
      <style:text-properties officeooo:rsid="00417088"/>
    </style:style>
    <style:style style:name="T249" style:family="text">
      <style:text-properties fo:font-weight="normal" officeooo:rsid="00476a35" style:font-size-asian="9.60000038146973pt" style:font-weight-asian="normal" style:font-weight-complex="normal"/>
    </style:style>
    <style:style style:name="T250" style:family="text">
      <style:text-properties fo:font-weight="normal" officeooo:rsid="00477cf7" style:font-size-asian="9.60000038146973pt" style:font-weight-asian="normal" style:font-weight-complex="normal"/>
    </style:style>
    <style:style style:name="T251" style:family="text">
      <style:text-properties fo:font-weight="normal" officeooo:rsid="00493212" style:font-size-asian="9.60000038146973pt" style:font-weight-asian="normal" style:font-weight-complex="normal"/>
    </style:style>
    <style:style style:name="T252" style:family="text">
      <style:text-properties fo:font-weight="normal" officeooo:rsid="004aff0e" style:font-size-asian="9.60000038146973pt" style:font-weight-asian="normal" style:font-weight-complex="normal"/>
    </style:style>
    <style:style style:name="T253" style:family="text">
      <style:text-properties fo:font-weight="normal" officeooo:rsid="004c9c2e" style:font-size-asian="9.60000038146973pt" style:font-weight-asian="normal" style:font-weight-complex="normal"/>
    </style:style>
    <style:style style:name="T254" style:family="text">
      <style:text-properties fo:font-weight="normal" officeooo:rsid="004d7751" style:font-size-asian="9.60000038146973pt" style:font-weight-asian="normal" style:font-weight-complex="normal"/>
    </style:style>
    <style:style style:name="T255" style:family="text">
      <style:text-properties fo:font-weight="normal" officeooo:rsid="00530d4a" style:font-size-asian="9.60000038146973pt" style:font-weight-asian="normal" style:font-weight-complex="normal"/>
    </style:style>
    <style:style style:name="T256" style:family="text">
      <style:text-properties fo:font-weight="normal" officeooo:rsid="006001c1" style:font-size-asian="9.60000038146973pt" style:font-weight-asian="normal" style:font-weight-complex="normal"/>
    </style:style>
    <style:style style:name="T257" style:family="text">
      <style:text-properties fo:font-weight="normal" officeooo:rsid="0077141f" style:font-weight-asian="normal" style:font-weight-complex="normal"/>
    </style:style>
    <style:style style:name="T258" style:family="text">
      <style:text-properties fo:font-weight="normal" officeooo:rsid="0078791c" style:font-weight-asian="normal" style:font-weight-complex="normal"/>
    </style:style>
    <style:style style:name="T259" style:family="text">
      <style:text-properties fo:font-weight="normal" officeooo:rsid="0086c1d2" style:font-weight-asian="normal" style:font-weight-complex="normal"/>
    </style:style>
    <style:style style:name="T260" style:family="text">
      <style:text-properties fo:font-weight="normal" officeooo:rsid="0086ef06" style:font-weight-asian="normal" style:font-weight-complex="normal"/>
    </style:style>
    <style:style style:name="T261" style:family="text">
      <style:text-properties officeooo:rsid="004e65ec"/>
    </style:style>
    <style:style style:name="T262" style:family="text">
      <style:text-properties officeooo:rsid="004f5fa6"/>
    </style:style>
    <style:style style:name="T263" style:family="text">
      <style:text-properties officeooo:rsid="00514f3b"/>
    </style:style>
    <style:style style:name="T264" style:family="text">
      <style:text-properties officeooo:rsid="0054286b"/>
    </style:style>
    <style:style style:name="T265" style:family="text">
      <style:text-properties officeooo:rsid="0058370e"/>
    </style:style>
    <style:style style:name="T266" style:family="text">
      <style:text-properties style:text-position="super 58%" officeooo:rsid="005a9524"/>
    </style:style>
    <style:style style:name="T267" style:family="text">
      <style:text-properties style:text-position="super 58%" fo:font-weight="bold" officeooo:rsid="0068fc51" style:font-weight-asian="bold" style:font-weight-complex="bold"/>
    </style:style>
    <style:style style:name="T268" style:family="text">
      <style:text-properties style:text-position="super 58%" fo:font-weight="normal" officeooo:rsid="0086ef06" style:font-weight-asian="normal" style:font-weight-complex="normal"/>
    </style:style>
    <style:style style:name="T269"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70" style:family="text">
      <style:text-properties officeooo:rsid="005df0d0"/>
    </style:style>
    <style:style style:name="T271" style:family="text">
      <style:text-properties officeooo:rsid="0062584d"/>
    </style:style>
    <style:style style:name="T272" style:family="text">
      <style:text-properties officeooo:rsid="00641099"/>
    </style:style>
    <style:style style:name="T273" style:family="text">
      <style:text-properties officeooo:rsid="006506ea"/>
    </style:style>
    <style:style style:name="T274" style:family="text">
      <style:text-properties officeooo:rsid="00659d00"/>
    </style:style>
    <style:style style:name="T275" style:family="text">
      <style:text-properties officeooo:rsid="006772af"/>
    </style:style>
    <style:style style:name="T276" style:family="text">
      <style:text-properties officeooo:rsid="00684a6f"/>
    </style:style>
    <style:style style:name="T277" style:family="text">
      <style:text-properties officeooo:rsid="0068fc51"/>
    </style:style>
    <style:style style:name="T278" style:family="text">
      <style:text-properties officeooo:rsid="006a805d"/>
    </style:style>
    <style:style style:name="T279" style:family="text">
      <style:text-properties officeooo:rsid="006ccdac"/>
    </style:style>
    <style:style style:name="T280" style:family="text">
      <style:text-properties officeooo:rsid="006e383b"/>
    </style:style>
    <style:style style:name="T281" style:family="text">
      <style:text-properties officeooo:rsid="006ed45b"/>
    </style:style>
    <style:style style:name="T282" style:family="text">
      <style:text-properties officeooo:rsid="0075a46f"/>
    </style:style>
    <style:style style:name="T283" style:family="text">
      <style:text-properties officeooo:rsid="0077141f"/>
    </style:style>
    <style:style style:name="T284" style:family="text">
      <style:text-properties officeooo:rsid="0078791c"/>
    </style:style>
    <style:style style:name="T285" style:family="text">
      <style:text-properties officeooo:rsid="00791721"/>
    </style:style>
    <style:style style:name="T286" style:family="text">
      <style:text-properties officeooo:rsid="007953e9"/>
    </style:style>
    <style:style style:name="T287" style:family="text">
      <style:text-properties officeooo:rsid="007a13e4"/>
    </style:style>
    <style:style style:name="T288" style:family="text">
      <style:text-properties officeooo:rsid="007ba21d"/>
    </style:style>
    <style:style style:name="T289" style:family="text">
      <style:text-properties officeooo:rsid="007c5d36"/>
    </style:style>
    <style:style style:name="T290" style:family="text">
      <style:text-properties officeooo:rsid="007cde2f"/>
    </style:style>
    <style:style style:name="T291" style:family="text">
      <style:text-properties officeooo:rsid="007edd10"/>
    </style:style>
    <style:style style:name="T292" style:family="text">
      <style:text-properties officeooo:rsid="007f10d1"/>
    </style:style>
    <style:style style:name="T293" style:family="text">
      <style:text-properties officeooo:rsid="0080d119"/>
    </style:style>
    <style:style style:name="T294" style:family="text">
      <style:text-properties fo:background-color="transparent" loext:char-shading-value="0"/>
    </style:style>
    <style:style style:name="T295" style:family="text">
      <style:text-properties officeooo:rsid="00904068"/>
    </style:style>
    <style:style style:name="T296" style:family="text">
      <style:text-properties officeooo:rsid="009202ed"/>
    </style:style>
    <style:style style:name="T297" style:family="text">
      <style:text-properties officeooo:rsid="00935f5a"/>
    </style:style>
    <style:style style:name="T298" style:family="text">
      <style:text-properties officeooo:rsid="00a2c9e9"/>
    </style:style>
    <style:style style:name="T299" style:family="text">
      <style:text-properties officeooo:rsid="00a2f4e7"/>
    </style:style>
    <style:style style:name="T300" style:family="text">
      <style:text-properties officeooo:rsid="00a3d6d2"/>
    </style:style>
    <style:style style:name="T301" style:family="text">
      <style:text-properties officeooo:rsid="00ad2a6a"/>
    </style:style>
    <style:style style:name="T302" style:family="text">
      <style:text-properties officeooo:rsid="00ae0b83"/>
    </style:style>
    <style:style style:name="T303" style:family="text">
      <style:text-properties officeooo:rsid="00ae9fb7"/>
    </style:style>
    <style:style style:name="T304" style:family="text">
      <style:text-properties officeooo:rsid="00b03678"/>
    </style:style>
    <style:style style:name="T305" style:family="text">
      <style:text-properties officeooo:rsid="00b0d835"/>
    </style:style>
    <style:style style:name="T306" style:family="text">
      <style:text-properties officeooo:rsid="00b1700d"/>
    </style:style>
    <style:style style:name="T307" style:family="text">
      <style:text-properties officeooo:rsid="00b2739b"/>
    </style:style>
    <style:style style:name="T308" style:family="text">
      <style:text-properties officeooo:rsid="00b38984"/>
    </style:style>
    <style:style style:name="T309" style:family="text">
      <style:text-properties officeooo:rsid="00b487f6"/>
    </style:style>
    <style:style style:name="T310" style:family="text">
      <style:text-properties officeooo:rsid="00b565d6"/>
    </style:style>
    <style:style style:name="T311" style:family="text">
      <style:text-properties officeooo:rsid="00b61ba5"/>
    </style:style>
    <style:style style:name="T312" style:family="text">
      <style:text-properties officeooo:rsid="00b61dc5"/>
    </style:style>
    <style:style style:name="T313" style:family="text">
      <style:text-properties style:text-line-through-style="none" style:text-line-through-type="none" officeooo:rsid="00b82ac2"/>
    </style:style>
    <style:style style:name="T314" style:family="text">
      <style:text-properties style:text-line-through-style="none" style:text-line-through-type="none" officeooo:rsid="00b61dc5"/>
    </style:style>
    <style:style style:name="T315" style:family="text">
      <style:text-properties style:text-line-through-style="none" style:text-line-through-type="none" officeooo:rsid="00b7c0e1"/>
    </style:style>
    <style:style style:name="T316" style:family="text">
      <style:text-properties style:text-line-through-style="none" style:text-line-through-type="none" officeooo:rsid="00b8c0fa"/>
    </style:style>
    <style:style style:name="T317" style:family="text">
      <style:text-properties style:text-line-through-style="none" style:text-line-through-type="none" officeooo:rsid="00b8da89"/>
    </style:style>
    <style:style style:name="T318" style:family="text">
      <style:text-properties style:text-line-through-style="none" style:text-line-through-type="none" officeooo:rsid="00b96063"/>
    </style:style>
    <style:style style:name="T319" style:family="text">
      <style:text-properties style:text-line-through-style="none" style:text-line-through-type="none" officeooo:rsid="00b9906c"/>
    </style:style>
    <style:style style:name="T320" style:family="text">
      <style:text-properties style:text-line-through-style="none" style:text-line-through-type="none" officeooo:rsid="00bae80d"/>
    </style:style>
    <style:style style:name="T321" style:family="text">
      <style:text-properties officeooo:rsid="00bae80d"/>
    </style:style>
    <style:style style:name="T322" style:family="text">
      <style:text-properties officeooo:rsid="00d916b9"/>
    </style:style>
    <style:style style:name="T323" style:family="text">
      <style:text-properties officeooo:rsid="00f8940a"/>
    </style:style>
    <style:style style:name="T324" style:family="text">
      <style:text-properties officeooo:rsid="00f8bdf8"/>
    </style:style>
    <style:style style:name="T325" style:family="text">
      <style:text-properties officeooo:rsid="00f97c77"/>
    </style:style>
    <style:style style:name="T326" style:family="text">
      <style:text-properties officeooo:rsid="00fb719e"/>
    </style:style>
    <style:style style:name="T327" style:family="text">
      <style:text-properties officeooo:rsid="00fd464e"/>
    </style:style>
    <style:style style:name="T328" style:family="text">
      <style:text-properties officeooo:rsid="00fe6f12"/>
    </style:style>
    <style:style style:name="T329" style:family="text">
      <style:text-properties officeooo:rsid="00fe83e3"/>
    </style:style>
    <style:style style:name="T330" style:family="text">
      <style:text-properties officeooo:rsid="010026cc"/>
    </style:style>
    <style:style style:name="T331" style:family="text">
      <style:text-properties officeooo:rsid="01031843"/>
    </style:style>
    <style:style style:name="T332" style:family="text">
      <style:text-properties officeooo:rsid="00a5c418"/>
    </style:style>
    <style:style style:name="T333" style:family="text">
      <style:text-properties officeooo:rsid="010405c4"/>
    </style:style>
    <style:style style:name="T334" style:family="text">
      <style:text-properties officeooo:rsid="01043a35"/>
    </style:style>
    <style:style style:name="T335" style:family="text">
      <style:text-properties officeooo:rsid="01056197"/>
    </style:style>
    <style:style style:name="T336" style:family="text">
      <style:text-properties officeooo:rsid="01067dd2"/>
    </style:style>
    <style:style style:name="T337" style:family="text">
      <style:text-properties officeooo:rsid="010863af"/>
    </style:style>
    <style:style style:name="T338" style:family="text">
      <style:text-properties fo:background-color="#ffff00" loext:char-shading-value="0"/>
    </style:style>
    <style:style style:name="T339" style:family="text">
      <style:text-properties fo:background-color="#ffff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92">LEGANTI</text:span><text:span text:style-name="T91">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95">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5"><text:span text:style-name="T2">Stato plastico (legante + H2O) </text:span><text:span text:style-name="T90"></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6">Classificazione tra leganti aerei e idraulici.<text:line-break/>I leganti aerei (gesso e calce aerea) induriscono solo in aria e non possono operare con acqua. Il gesso a contatto con <text:span text:style-name="T118">l’</text:span>acqua tende a sciogliersi. Sviluppi indoor (non abbiamo condizioni di contatto con acqua permanente).<text:line-break/>I leganti idraulici (calce idraulica e cementi) induriscono anche in acqua, possono operare con H<text:span text:style-name="T94">2</text:span>O e questo costituisce il loro grosso vantaggio. L’acqua li rafforza. Sviluppi outdoor. </text:p>
      <text:p text:style-name="P2"><text:span text:style-name="T92">GESSO</text:span> <text:line-break/>È il primo legante utilizzato, la T di cottura della roccia di partenza <text:span text:style-name="T119">(120-200°C)</text:span> è bassa rispetto a calci e cementi.<text:line-break/>Caratteristiche: leggerezza, resistenza al fuoco (mantiene all’interno un po’ di H<text:span text:style-name="T94">2</text:span>O), isolante termico e acustico (perché ha una certa porosità), facilmente lavorabile ed è solubile in acqua (0,25% a 30°C).<text:line-break/>Il gesso legante è costituito da: CaSO<text:span text:style-name="T94">4 </text:span>½ H<text:span text:style-name="T94">2</text:span>O <text:span text:style-name="T80">semiidrato o emiidrato</text:span> o CaSO<text:span text:style-name="T94">4 </text:span><text:span text:style-name="T80">anidrite.<text:line-break/></text:span>È prodotto a partire dalla pietra di gesso, <text:span text:style-name="T237">detta anche gesso biidrato</text:span> <text:span text:style-name="T120">(CaSO</text:span><text:span text:style-name="T99">4</text:span><text:span text:style-name="T120">*2H</text:span><text:span text:style-name="T99">2</text:span><text:span text:style-name="T120">O</text:span><text:span text:style-name="T157">)</text:span>, roccia sedimentaria contenente impurezze varie sino al 10%. <text:line-break/>La pietra di gesso è la materia prima, occorre un processo di cottura con cui eliminare l’acqua da cui tenere l’anidrite, che ha proprietà leganti.</text:p>
      <text:p text:style-name="P1">CaSO<text:span text:style-name="T94">4</text:span>*2H<text:span text:style-name="T94">2</text:span>O <text:span text:style-name="T90"></text:span> CaSO<text:span text:style-name="T94">4</text:span><text:span text:style-name="T102">*</text:span><text:span text:style-name="T216">½ </text:span>H<text:span text:style-name="T94">2</text:span>O + <text:span text:style-name="T216">3/2 </text:span>H<text:span text:style-name="T94">2</text:span>O <text:s text:c="3"/>semiidrato <text:line-break/>CaSO<text:span text:style-name="T100">4</text:span>*2H<text:span text:style-name="T94">2</text:span>O <text:span text:style-name="T90"></text:span> CaSO<text:span text:style-name="T94">4</text:span> + 2H<text:span text:style-name="T94">2</text:span>O <text:s text:c="4"/>anidrite<text:line-break/><text:span text:style-name="T212">La polvere ottenuta ha proprietà leganti, mescolata con acqua forma un impasto fluido-plastico che indurisce riformando il </text:span><text:span text:style-name="T213">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235">TRASFORMAZIONI DURANTE LA COTTURA:</text:span><text:span text:style-name="T214"><text:line-break/></text:span><text:span text:style-name="T4">T&gt;120°C</text:span>: formazione di emiidrato (primo prodotto della cottura del gesso con proprietà leganti)<text:line-break/>CaSO<text:span text:style-name="T94">4</text:span>*2H<text:span text:style-name="T94">2</text:span>O <text:span text:style-name="T90"></text:span> CaSO4*1/2 H<text:span text:style-name="T94">2</text:span>O + 3/2 H<text:span text:style-name="T94">2</text:span>O <text:span text:style-name="T214">è una r</text:span>eazione endotermica → devo fornire calore <text:line-break/><text:span text:style-name="T81">Tempo di presa con </text:span><text:span text:style-name="T82">EMIDRATO</text:span><text:span text:style-name="T81"> alpha= 1-2 min, con </text:span><text:span text:style-name="T82">EM</text:span><text:span text:style-name="T83">I</text:span><text:span text:style-name="T82">DRATO </text:span><text:span text:style-name="T81">beta=2-4 min</text:span></text:p>
      <text:p text:style-name="P3"><text:span text:style-name="T4">T&gt;180°C: </text:span>formazione di anidrite solubile <text:span text:style-name="T230">(o gesso anidro → CaSO</text:span><text:span text:style-name="T105">4 </text:span><text:span text:style-name="T159">alpha)</text:span><text:line-break/>CaSO<text:span text:style-name="T94">4</text:span>*1/2 H<text:span text:style-name="T94">2</text:span>O → CaSO<text:span text:style-name="T94">4</text:span> <text:span text:style-name="T230">(alpha) </text:span>+ <text:span text:style-name="T216">½</text:span> H<text:span text:style-name="T94">2</text:span>O <text:s text:c="2"/><text:span text:style-name="T82">Tempo di presa con ANIDRITE SOLUBILE=20 min</text:span><text:line-break/><text:soft-page-break/><text:span text:style-name="T214">L’acqua se ne va sempre di più e ho una reazione endotermica e ottengo il CaSO</text:span><text:span text:style-name="T101">4</text:span><text:span text:style-name="T214"> (alpha). </text:span><text:span text:style-name="T215">S</text:span>i ottiene gesso anidro. <text:span text:style-name="T215">Esistono il </text:span>CaSO<text:span text:style-name="T94">4</text:span> (alpha) e (beta), <text:span text:style-name="T215">d</text:span>ue forme dell’emiidrato che si differenziano per la dimensione dei cristalli e per <text:span text:style-name="T230">la</text:span> differenza d<text:span text:style-name="T215">e</text:span>i tempi di presa. <text:span text:style-name="T215">L’alpha è caratterizzato da una p</text:span>resa minore <text:span text:style-name="T215">e</text:span> solubilità maggiore.<text:line-break/><text:span text:style-name="T228">L’alpha si produce in ambiente umido </text:span><text:span text:style-name="T229">ed è compatto</text:span><text:span text:style-name="T228">, </text:span><text:span text:style-name="T230">il beta</text:span><text:span text:style-name="T228"> si forma quando si opera in atmosfera asciutta (es. aria o sottovuoto), </text:span><text:span text:style-name="T229">ha cristalli molto piccoli e richiede molta acqua per idratarsi.</text:span><text:line-break/><text:span text:style-name="T215">L’anidrite ha solubilità minore dell’emidrato, ma è comunque in grado di far presa con l’acqua anche se a tempi più lunghi. </text:span>Si ottiene il <text:span text:style-name="T85">GESSO COTTO</text:span>.</text:p>
      <text:p text:style-name="P1"><text:span text:style-name="T4">T&gt;250°C:</text:span> formazione di anidrite insolubile <text:span text:style-name="T231">(CaS</text:span><text:span text:style-name="T232">O</text:span><text:span text:style-name="T106">4 </text:span><text:span text:style-name="T160">beta) </text:span><text:line-break/><text:span text:style-name="T217">Si forma l’a</text:span>nidrite beta. Non fa presa <text:span text:style-name="T231">con l’acqua,</text:span> non consente <text:span text:style-name="T231">un </text:span>impasto con proprietà leganti a meno che non ci sia <text:span text:style-name="T231">un</text:span> catalizzatore (solitamente ossido di calcio CaO).</text:p>
      <text:p text:style-name="P1"><text:span text:style-name="T218">T&gt; 800°C: </text:span>decomposizione dei carbonati<text:line-break/><text:span text:style-name="T217">CaCO</text:span><text:span text:style-name="T104">3</text:span><text:span text:style-name="T158"> → CaO + CO</text:span><text:span text:style-name="T104">2</text:span><text:span text:style-name="T158"> <text:s text:c="9"/>MgCO</text:span><text:span text:style-name="T104">3 </text:span><text:span text:style-name="T158">→ MgO + CO</text:span><text:span text:style-name="T104">2</text:span><text:line-break/>Carbonato di calcio e <text:span text:style-name="T217">c</text:span>arbonato di magnesio si decompongono e <text:span text:style-name="T217">l’ossido di calcio e l’ossido di magnesio </text:span>attivano la presa dell’anidrite insolubile.</text:p>
      <text:p text:style-name="P1"><text:span text:style-name="T4">T&gt;1200°C: </text:span>decomposizione dell’anidrite<text:line-break/><text:span text:style-name="T232">CaSO</text:span><text:span text:style-name="T107">4 </text:span><text:span text:style-name="T161">beta → CaO + SO</text:span><text:span text:style-name="T107">3 </text:span><text:line-break/>Il prodotto che si ottiene è detto <text:span text:style-name="T85">GESSO COTTO A MORTE</text:span>, completamente insolubile. Non può fare presa e non si può ottenere il materiale con proprietà leganti che vogliamo. T troppo elevate non consentono di ottenere <text:span text:style-name="T233">un</text:span> gesso con proprietà leganti (bisogna lavorare a 120-200°C)</text:p>
      <text:p text:style-name="P1"><text:span text:style-name="T234">IDRATAZIONE DEL GESSO:</text:span><text:line-break/><text:span text:style-name="T236">L’emidrato e l’anidrite solubile, mescolati con acqua, danno luogo a un impasto che indurisce rapidamente a causa della loro maggiore solubilità rispetto alla fase stabile costituita dal gesso biidrato. L’emidrato e l’</text:span><text:span text:style-name="T237">anidrite solubile passano in soluzione e questa diviene sovrassatura </text:span><text:span text:style-name="T238">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282858464">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282857456">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282860480">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10"><text:span text:style-name="T121"><text:line-break/>Gesso COTTO A MORTE: proprietà leganti assenti, </text:span><text:span text:style-name="T122">ho possibili residui di anidrite non idratati nell’impasto, comporta maggiori costi energetici, ha presa lenta però c’è la possibilità di ottenere tipi di gesso più resistenti all’umidità <text:line-break/><text:line-break/></text:span><text:span text:style-name="T123">TEMPO DI PRESA:<text:line-break/></text:span><text:span text:style-name="T124">Il tempo di presa è mediamente basso </text:span><text:span text:style-name="T125">e dipende dal legante di cui è costituito il gesso; è </text:span><text:span text:style-name="T124">dell’ordine di pochi minuti se con emidrato e di 15 min-1h con l’anidrite solubile. </text:span><text:span text:style-name="T121">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24">i) </text:span><text:span text:style-name="T121">Temperatura (di cottura e dell’ambiente): </text:span><text:span text:style-name="T124">all’aumentare della T aumenta il tempo della presa</text:span><text:span text:style-name="T121"><text:line-break/></text:span><text:span text:style-name="T124">ii) </text:span><text:span text:style-name="T121">Rapporto di acqua/gesso: andando ad aumentare </text:span><text:span text:style-name="T124">l’</text:span><text:span text:style-name="T121">acqua presente nell’impasto ho un materiale più poroso, ho meno polvere, resistenza meccanica inferiore, </text:span><text:span text:style-name="T124">tempo di presa aumenta</text:span></text:p>
      <text:p text:style-name="P5">INDURIMENTO:<text:line-break/>Durante il processo di indurimento e quindi durante la precipitazione del solfato di calcio <text:span text:style-name="T239">b</text:span>i<text:span text:style-name="T239">i</text:span>drato, la stagionatura del <text:soft-page-break/>gesso avviene a secco, abbiamo un leggero aumento del volume (0.3-1.5%). <text:span text:style-name="T240">Si formano dei cristalli di solfato di calcio aventi morfologia intrecciata, che conferisce resistenza e rigidità all’impasto indurito.<text:line-break/></text:span><text:line-break/>Proprietà meccaniche del gesso: <text:line-break/><text:span text:style-name="T241">La r</text:span>esistenza a compressione è circa 5-10 MPa, non resistono a trazione come invece resistono i metalli. Hanno un migliore comportamento a compressione che a trazione (<text:span text:style-name="T242">trazione</text:span> dovuto a effetti di linea che nei materiali cementizi e ceramici non ci sono). <text:line-break/><text:span text:style-name="T241">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84">finezza</text:span>, avere una particella in<text:span text:style-name="T239">i</text:span>ziale piccola consente di avere una reazione molto più completa rispetto ad una particella grossa. Questo è dovuto al fatto che ho più superfic<text:span text:style-name="T242">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243">Ha una buon r</text:span>esistenza al fuoco, l’evaporazione dell’acqua blocca la T intorno ai 120°C. <text:span text:style-name="T243">È un m</text:span>ateriale poroso <text:span text:style-name="T244">quindi è</text:span> leggero e<text:span text:style-name="T244">d è</text:span> <text:span text:style-name="T244">un</text:span> buon isolante <text:span text:style-name="T242">termico e acustico.</text:span><text:line-break/><text:line-break/><text:span text:style-name="T294">Incompatibilità</text:span> del gesso: Il gesso presenta una solubilità che non consente di operare <text:span text:style-name="T297">all’aperto o</text:span> a contatto con ambienti molto umidi; <text:span text:style-name="T295">esistono metodi di impermeabilizzazione (aggiunta leganti idraulici, rivestimento con sostanze idrofobe come cere e resine).</text:span> <text:span text:style-name="T295">N</text:span>on può operare in atmosfere contenenti ammoniaca, poiché il solfato di ammonio è molto solubile. Il gesso <text:span text:style-name="T295">ha un estratto acquoso</text:span> leggermente acido (p<text:span text:style-name="T295">H</text:span> attorno a 5) <text:span text:style-name="T295">e </text:span>quindi <text:span text:style-name="T295">è</text:span> corrosivo nei confronti <text:span text:style-name="T297">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296">viene</text:span> usa<text:span text:style-name="T296">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21"><text:span text:style-name="T85">CALCE AEREA<text:line-break/></text:span><text:span text:style-name="T12">L</text:span><text:span text:style-name="T11">a produzione di calce aerea è limitata se confrontata con il cemento.<text:line-break/></text:span><text:span text:style-name="T13">È una polvere avente pr</text:span><text:span text:style-name="T11">oprietà leganti, </text:span><text:span text:style-name="T13">è costituita da </text:span><text:span text:style-name="T11">ossido di calcio oppure </text:span><text:span text:style-name="T13">dal </text:span><text:span text:style-name="T11">suo idrato: CaO, detta calce viva </text:span><text:span text:style-name="T14">che</text:span><text:span text:style-name="T11"> </text:span><text:span text:style-name="T15">è un </text:span><text:span text:style-name="T11">prodotto del</text:span><text:span text:style-name="T15">la cottura delle rocce calcaree</text:span><text:span text:style-name="T11">, questo viene poi spento fino a un processo di idratazione fino al grassello; Ca(OH)</text:span><text:span text:style-name="T96">2</text:span><text:span text:style-name="T11"> invece è calce spenta. </text:span><text:span text:style-name="T16">Le calci contengono impurezze: </text:span><text:span text:style-name="T17">MgCO</text:span><text:span text:style-name="T97">3</text:span><text:span text:style-name="T208">, argille, ossidi di ferro e silice.</text:span><text:span text:style-name="T11"><text:line-break/>Utilizzi: </text:span><text:span text:style-name="T18">In genere è mescolata con sabbia,</text:span><text:span text:style-name="T19"> che ha il compito di contrastare il ritiro dimensionale, </text:span><text:span text:style-name="T18">ed è utilizzata come malta </text:span><text:span text:style-name="T11">di allettamento </text:span><text:span text:style-name="T18">per il</text:span><text:span text:style-name="T11"> collegamento di pietre o mattoni, oppure come intonaco o rasante. Utilizzato soprattutto in ambito di consolidamento e restauro<text:line-break/><text:line-break/>MATERIA PRIMA: rocce calcaree (CaCO</text:span><text:span text:style-name="T96">3 </text:span><text:span text:style-name="T11">almeno 95%)<text:line-break/></text:span><text:span text:style-name="T20">Dissociazione del carbonato: </text:span><text:span text:style-name="T11">CaCO</text:span><text:span text:style-name="T96">3</text:span><text:span text:style-name="T11"> → CaO + CO</text:span><text:span text:style-name="T96">2</text:span><text:span text:style-name="T11">,</text:span><text:span text:style-name="T21"> ottengo CO</text:span><text:span text:style-name="T98">2</text:span><text:span text:style-name="T209"> e calce viva, reazione </text:span><text:span text:style-name="T20">che</text:span><text:span text:style-name="T11"> avviene ad alta T e</text:span><text:span text:style-name="T20">d è in funzione </text:span><text:span text:style-name="T11">d</text:span><text:span text:style-name="T20">e</text:span><text:span text:style-name="T11">lla </text:span><text:span text:style-name="T20">P</text:span><text:span text:style-name="T11"> parziale della CO</text:span><text:span text:style-name="T96">2</text:span><text:span text:style-name="T11"> </text:span><text:span text:style-name="T22">Lo strato di gas immediatamente a contatto con il calcare è costituito praticamente solo da anidride carbonica e quindi la sua pressione parziale è circa pari a 1 atm, per cui</text:span><text:span text:style-name="T11"> la T a cui devo portare il </text:span><text:span text:style-name="T14">forno</text:span><text:span text:style-name="T11"> è attorno ai </text:span><text:span text:style-name="T14">900</text:span><text:span text:style-name="T11"> °C, spesso si va oltre per avere un vantaggio di tipo cinetico </text:span><text:span text:style-name="T14">e quindi conviene operare a 950-1000°C</text:span><text:span text:style-name="T11">. <text:s/>A T troppo elevate però avremmo fenomen</text:span><text:span text:style-name="T23">i</text:span><text:span text:style-name="T11"> di sinterizzazione delle particelle </text:span><text:span text:style-name="T23">che portano a</text:span><text:span text:style-name="T16"> calce poco porosa </text:span><text:span text:style-name="T24">e </text:span><text:span text:style-name="T11">quindi poco idratabile </text:span><text:span text:style-name="T25">(→ calce stracotta o cotta a morte).</text:span><text:span text:style-name="T11"><text:line-break/></text:span></text:p>
      <text:p text:style-name="P1"><text:soft-page-break/>SPEGNIMENTO DELLA CALCE: <text:span text:style-name="T300">CaO + H</text:span><text:span text:style-name="T114">2</text:span><text:span text:style-name="T204">O → Ca(OH)</text:span><text:span text:style-name="T114">2</text:span><text:line-break/>La calce viva mescolata con acqua <text:span text:style-name="T299">dà luogo ad una</text:span> reazione fortemente esotermica, per cui con aggiunta di acqua ho una forte evaporazione e le particelle tendono a frantumarsi per effetto del forte calore. Questo spegnimento può avvenire in due modi:</text:p>
      <text:list xml:id="list1106455515" text:style-name="WWNum1">
        <text:list-item>
          <text:p text:style-name="P19"><text:span text:style-name="T8">Eccesso di acqua</text:span>: da questa ottengo il GRASSELLO, una pasta morbida costitu<text:span text:style-name="T298">i</text:span>ta da <text:span text:style-name="T324">una dispersione in acqua (35-45%) di cristalli di idrossido di calcio.</text:span> Aggiungo <text:span text:style-name="T323">una </text:span><text:span text:style-name="T300">quantità d’</text:span>acqua circa doppia rispetto alla quantità di calce, <text:span text:style-name="T323">ho </text:span><text:span text:style-name="T326">un</text:span><text:span text:style-name="T323"> </text:span>forte sviluppo di calore <text:span text:style-name="T326">che provoca l’</text:span><text:span text:style-name="T327">evaporazione di parte dell’acqua ma favorisce </text:span><text:span text:style-name="T326">a</text:span><text:span text:style-name="T327">nche la</text:span><text:span text:style-name="T326"> </text:span>frantumazione <text:span text:style-name="T323">di </text:span>particelle <text:span text:style-name="T327">e la loro idratazione (24h necessarie affinché reaz d’idratazione finisca) </text:span>e ottengo <text:span text:style-name="T323">una</text:span> pasta morbida che viene utilizzat<text:span text:style-name="T326">a</text:span> per le malte o intonaci se combinat<text:span text:style-name="T326">a</text:span> con sabbia. <text:span text:style-name="T326">I</text:span>mpasto molto fluido <text:span text:style-name="T326">e plastico. </text:span></text:p>
        </text:list-item>
        <text:list-item>
          <text:p text:style-name="P18"><text:span text:style-name="T4">Quantità di acqua appena superiore alla stechiometrica</text:span>: da questa ottengo <text:span text:style-name="T325">CALCE IDRATA IN POLVERE</text:span>, ho calce con una quantità residua di umidità/acqua all’interno. <text:line-break/>Problemi legati alle impurezze, se queste troppo elevate esse non prendono parte al processo di calcificazione e idratazione e quindi <text:span text:style-name="T324">costituiscono</text:span> materiale non reagito. </text:p>
        </text:list-item>
      </text:list>
      <text:p text:style-name="P23"><text:span text:style-name="T300">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328">Si definisce resa in grassello il rapporto fra il volume del grassello stesso e la masse di calce viva utilizzata per produrlo.</text:span><text:span text:style-name="T300"><text:line-break/></text:span><text:span text:style-name="T332">Le calci si dividono in calci grasse (meno impurezze, più plastiche, più lavorabili) e calci magre in base alla quantità di grassello presente. <text:line-break/></text:span><text:span text:style-name="T330">I processi di presa e indurimento avvengono</text:span><text:span text:style-name="T331"> </text:span><text:span text:style-name="T335">inizialmente </text:span><text:span text:style-name="T331">per evaporazione di parte dell’acqua in eccesso </text:span><text:span text:style-name="T335">e poi </text:span><text:span text:style-name="T336">continuano</text:span><text:span text:style-name="T331"> </text:span><text:span text:style-name="T330">t</text:span><text:span text:style-name="T332">ramite reazione di CARBONATAZIONE: Ca(OH)</text:span><text:span text:style-name="T116">2 </text:span><text:span text:style-name="T332">+ CO</text:span><text:span text:style-name="T116">2</text:span><text:span text:style-name="T332"> → </text:span><text:span text:style-name="T329">CaCO</text:span><text:span text:style-name="T115">3 </text:span><text:span text:style-name="T211">+ H</text:span><text:span text:style-name="T115">2</text:span><text:span text:style-name="T211">O. </text:span><text:span text:style-name="T332"><text:line-break/>Il prodotto ottenuto in seguito all’indurimento è identico alla materia prima di partenza.<text:line-break/><text:line-break/></text:span><text:span text:style-name="T89">MALTE DI CALCE AREA</text:span><text:span text:style-name="T332"><text:line-break/>Calce idrata + H</text:span><text:span text:style-name="T116">2</text:span><text:span text:style-name="T332">O + sabbia → Malta di calce<text:line-break/></text:span><text:span text:style-name="T333">La s</text:span><text:span text:style-name="T332">abbia </text:span><text:span text:style-name="T333">è </text:span><text:span text:style-name="T332">definita inerte perché ha uno scopo fisico ma non rientra nei processi di idratazione, è un ingrediente che non interviene nelle reazioni chimiche ma che serve per ridurre il ritiro della malta provocato dall’evaporazione di acqua, </text:span><text:span text:style-name="T333">ho così m</text:span><text:span text:style-name="T332">eno rischio di fessurazione dell’intonaco.<text:line-break/>Consente poi una migliore reazione di carbonatazione: la pasta legante si dispone in sottili strati attorno ai granuli di sabbia e consentono una maggiore superficie esposta alla CO</text:span><text:span text:style-name="T116">2</text:span><text:span text:style-name="T332">.<text:line-break/></text:span><text:span text:style-name="T337">L</text:span><text:span text:style-name="T332">a quantità del legante è il parametro più importante per l’irrigidimento.<text:line-break/></text:span>Malta di calce ha una resistenza meccanica a compressione molto modesta, attorno a 1 MPa.<text:line-break/>Essendo <text:span text:style-name="T334">un</text:span> legante di tipo aereo non può lavorare a contatto con acqua <text:span text:style-name="T334">a meno che non sia</text:span> combinat<text:span text:style-name="T334">a</text:span> con <text:span text:style-name="T334">la </text:span>calce idraulica.</text:p>
      <text:p text:style-name="P22"><text:span text:style-name="T155">CALCE IDRAULICA<text:line-break/></text:span><text:span text:style-name="T146">È il p</text:span><text:span text:style-name="T121">recursore del cemento Portland </text:span><text:span text:style-name="T128">(l</text:span><text:span text:style-name="T121">a presenza di minerali argillosi è ciò che la differenzia rispetto al cemento</text:span><text:span text:style-name="T128">)</text:span><text:span text:style-name="T121">. Non ha più utilizzi pratici, è un legante storico perché gli edifici fin dall’epoca romana venivano fatti con queste calci. </text:span><text:span text:style-name="T126">I suoi impasti possono indurire a contatto con l’acqua.</text:span><text:span text:style-name="T121"><text:line-break/>Si divide in tre sottogruppi: </text:span></text:p>
      <text:list xml:id="list3875822504" text:style-name="L7">
        <text:list-item>
          <text:p text:style-name="P24"><text:span text:style-name="T128">Calci idrauliche storiche: c</text:span><text:span text:style-name="T121">alce aerea + materiale pozzolanico + H</text:span><text:span text:style-name="T117">2</text:span><text:span text:style-name="T121">O. La pozzolana è una rocc</text:span><text:span text:style-name="T128">ia</text:span><text:span text:style-name="T121"> vetrosa </text:span><text:span text:style-name="T132">di origine vulcanica</text:span><text:span text:style-name="T121"> </text:span><text:span text:style-name="T132">a base</text:span><text:span text:style-name="T121"> d</text:span><text:span text:style-name="T132">i </text:span><text:span text:style-name="T121">silice e allumina </text:span><text:span text:style-name="T135">(che hanno proprietà leganti)</text:span><text:span text:style-name="T121">, </text:span><text:span text:style-name="T135">essa </text:span><text:span text:style-name="T121">riesce a formare dei prodotti di idratazione simili a quelli del cemento Portland. </text:span></text:p>
        </text:list-item>
        <text:list-item>
          <text:p text:style-name="P26"><text:span text:style-name="T121"><text:s/></text:span><text:span text:style-name="T128">C</text:span><text:span text:style-name="T121">alce idraulica vera e propria, </text:span><text:span text:style-name="T133">ottenuta o per cottura di calcari argillosi o da</text:span><text:span text:style-name="T121"> </text:span><text:span text:style-name="T133">miscele di</text:span><text:span text:style-name="T121"> calcari e argille; </text:span><text:span text:style-name="T129">vi è</text:span><text:span text:style-name="T121"> un processo di cottura che porta </text:span><text:span text:style-name="T129">alla formazione di ossido di calcio il quale forma</text:span><text:span text:style-name="T121"> silicati di calcio e alluminati di calcio che </text:span><text:span text:style-name="T130">conferiscono</text:span><text:span text:style-name="T121"> proprietà idrauliche, sono </text:span><text:span text:style-name="T130">cioè i</text:span><text:span text:style-name="T121">n grado di fornire reazioni di idratazion</text:span><text:span text:style-name="T131">e</text:span><text:span text:style-name="T121">. </text:span></text:p>
        </text:list-item>
        <text:list-item>
          <text:p text:style-name="P25"><text:span text:style-name="T128">C</text:span><text:span text:style-name="T121">alc</text:span><text:span text:style-name="T128">i</text:span><text:span text:style-name="T121"> idraulic</text:span><text:span text:style-name="T128">he</text:span><text:span text:style-name="T121"> commerciali. La calce commerciale è costituita dal cemento Portland </text:span><text:span text:style-name="T134">diluito: </text:span><text:span text:style-name="T121">miscelato con dell’inerte </text:span><text:span text:style-name="T131">(filler</text:span><text:span text:style-name="T134">), generalmente calcareo,</text:span><text:span text:style-name="T121"> oppure è loppa (residuo della produzione della ghisa in alto forno che ha proprietà idrauliche) miscelata con calce aerea. </text:span><text:span text:style-name="T129">Questi sono d</text:span><text:span text:style-name="T121">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0">CEMENTO PORTLAND</text:p>
      <text:p text:style-name="P1"><text:span text:style-name="T339">CEMENTO</text:span>: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1">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1">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1">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85">NOTAZIONE</text:span>:<text:line-break/>C=CaO (calcico), S=SiO2 (silicato), A=Al2O3 (alluminato), H=H20, F= ossidi ferro<text:line-break/><text:line-break/>24/02/2020</text:p>
      <text:p text:style-name="P1">RIASSUNTO: cemento Portland per arrivare a definire proprietà calcestruzzo. Definizione, cemento è un legante idraulico, consente la realizzazione di materiali che possono lavorare a contatto con acqua. Calcare e argilla sono <text:soft-page-break/>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85">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85">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1">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pan text:style-name="T85">Area tipica di un Cemento Portland=250-550 m^2/kg </text:span>a seconda che la frazione fine sia più o meno abbondante.<text:line-break/><text:span text:style-name="T85"><text:line-break/></text:span>IDRATAZIONE DEL CEMENTO PORTLAND<text:line-break/>Acqua + cemento <text:span text:style-name="T90"></text:span> Pasta cementizia<text:line-break/><text:soft-pag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1">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4">IDRATAZIONE DEI SILICATI, formano gel CSH (responsabile della resistenza meccanica finale) e portlandite.<text:line-break/>Ha una composizione media C<text:span text:style-name="T94">3</text:span>S<text:span text:style-name="T94">2</text:span>H<text:span text:style-name="T94">3</text:span>, lamelle impacchettate tra di loro, tra queste lamelle delle porosità rimangono, 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ext:soft-page-break/>tricalcico reagisce più velocemente però forma meno gel C-S-H e più portlandite, mentre il C<text:span text:style-name="T94">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245">01/03/2020</text:span><text:line-break/><text:span text:style-name="T245">Riassunto: soffermati su idratazione del cemento Portland, ho processo di cottura + aggiunta di gesso, focalizzati sui prodotti di idratazione, </text:span><text:span text:style-name="T246">i silicati hanno uno scarso contributo alla resistenza meccanica perché cinetica inferiore, cinque casi di idratazione, idratazione dei silicati, </text:span><text:span text:style-name="T247">gel CSH responsabile della resistenza meccanica, lamelle piccole sviluppano forze di van </text:span><text:span text:style-name="T248">d</text:span><text:span text:style-name="T247">er Walls molto elevati tra di loro. Il C</text:span><text:span text:style-name="T108">3</text:span><text:span text:style-name="T162">S reagisce più velocemente ma forma meno gel, </text:span><text:span text:style-name="T163">Il gel CSH è un materiale poroso. <text:line-break/><text:line-break/></text:span><text:span text:style-name="T164">Rapporto acqua-</text:span><text:span text:style-name="T168">cemento</text:span><text:span text:style-name="T164">: più acqua ho e più particelle ho disperse nell’acqua e quindi quando queste si idratano avrò porosità maggiore.</text:span><text:span text:style-name="T165"> Si forma una pellicola di ettringite con cui rallento fase d’idratazione, do la forma, nel frattempo l’ettringite diventa permeabile e quindi iniziano le reazioni di idratazione. </text:span><text:span text:style-name="T166">La velocità di reazione non è costante, diminuisce nel tempo. </text:span><text:span text:style-name="T167">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168">Rapporto acqua-cemento: il cemento reagisce, più le particelle erano vicine all’inizio e più la forza delle particelle cresce. All’aumentare del rapporto </text:span><text:span text:style-name="T178">a/c</text:span><text:span text:style-name="T168"> la porosità cresce e ho meno proprietà di resistenze meccaniche.<text:line-break/></text:span><text:span text:style-name="T169">Se l’acqua se ne va per climi </text:span><text:span text:style-name="T172">caldi </text:span><text:span text:style-name="T169">l’idratazione si blocca. Bisogna mantenere la presenza di acqua: innaffiando il getto oppure utilizzando teli di plastica che consentono al di sotto un’elevata umidità relativa evitando processi di evaporazione. <text:line-break/></text:span><text:span text:style-name="T170">Con la presa abbiamo indurimento del materiale ma non ha ancora sviluppato le proprietà meccaniche, non può dunque subire carichi. </text:span><text:span text:style-name="T171">La porosità diminuisce.<text:line-break/><text:line-break/></text:span><text:span text:style-name="T173">Esistono degli standard che consentono di determinare delle proprietà utilizzando apparecchiatura standardizzata.<text:line-break/></text:span><text:span text:style-name="T174">La presa viene determinata in base alla profondità di una penetrazione di un ago.<text:line-break/></text:span><text:span text:style-name="T175">A 28 giorni ottengo una resistenza meccanica dovuto principalmente alla presenza del C</text:span><text:span text:style-name="T109">3</text:span><text:span text:style-name="T175">S, il C</text:span><text:span text:style-name="T109">2</text:span><text:span text:style-name="T175">S ha invece una cinetica più lenta, nel momento in cui interviene, dopo i 28 giorni, dà un contributo alla resistenza paragonabile a quella del C</text:span><text:span text:style-name="T109">3</text:span><text:span text:style-name="T175">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176"><text:line-break/>Calore di idratazione del cemento è la media pesata dei calori di idratazione dei singoli componenti. <text:line-break/>Quello massimo è il C</text:span><text:span text:style-name="T110">3</text:span><text:span text:style-name="T176">A, non vogliamo avere uno sviluppo di calore eccessivo e dunque dobbiamo rallentarlo con l’ettringite, molto più bassi sono i calori degli altri costituenti. Quello minimo è del C</text:span><text:span text:style-name="T110">2</text:span><text:span text:style-name="T176">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177">Valle in corrispondenza della quale ettringite si forma e quindi blocca/rallenta le idratazioni, poi l’ettringite diventa permeabile e curva si rialza.<text:line-break/>Ettringite duplice funzionalità: tecnologica per il tempo di presa e meno sviluppo di calore.</text:span><text:line-break/><text:span text:style-name="T93">PASTA DI CEMENTO IDRATATA<text:line-break/></text:span><text:span text:style-name="T249">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text:span><text:soft-page-break/><text:span text:style-name="T249">antigelo o CO</text:span><text:span text:style-name="T111">2</text:span><text:span text:style-name="T249">). Pori troppo piccoli affinché fenomeni diffusivi diventino importanti. </text:span><text:span text:style-name="T250">Ordine di qualche nanometro</text:span><text:span text:style-name="T249"><text:line-break/>2) Pori capillari, risultato naturale della reazione di idratazione del cemento, si dividono in macro-pori e micro-pori. </text:span><text:span text:style-name="T256">Volume residuo non più occupato dal prodotto d’idratazione a vallo della stagionatura. </text:span><text:span text:style-name="T250">Ordine dei 50-100 nanometri.</text:span><text:span text:style-name="T249"><text:line-break/>3) Vuoti dovuti a cattivo costipamento o inglobamento d’aria. </text:span><text:span text:style-name="T251">Ordine del mm, sono macro-porosità<text:line-break/><text:line-break/>Nei climi freddi è possibile introdurre additivi areanti </text:span><text:span text:style-name="T253">all’impasto del calcestruzzo</text:span><text:span text:style-name="T251">, hanno lo scopo di formare una dispersione uniforme di bollicine d’aria, di vuoti, </text:span><text:span text:style-name="T252">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line-break/><text:line-break/></text:span><text:span text:style-name="T253">Pori capillari: macro-pori (&gt; 50 nm), micro-pori (&lt;50 nm). All’ aumentare acqua-cemento aumenta il Volume dei pori capillari e la loro dimensione; all’aumentare della stagionatura, la porosità diminuisce. </text:span><text:span text:style-name="T254">Il poro capillare è quello che rimane a vallo dell’idratazione del gel C-S-H.<text:line-break/></text:span><text:span text:style-name="T253"><text:line-break/></text:span><text:span text:style-name="T219">Porosità</text:span><text:span text:style-name="T253">: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254">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255">),</text:span><text:span text:style-name="T254"> pori capillari e cemento non reagito (o perché non si ancora idratato o perché non si idraterà mai). <text:line-break/>Possiamo distinguere l’acqua nei pori capillari dai pori capillari vuoti, pieni di aria. </text:span><text:span text:style-name="T93"><text:line-break/></text:span><text:span text:style-name="T254">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261">Vpi= Vc (volume cemento)*h*2.06<text:line-break/>2.06 è il fattore volume nel processo d’idratazione (il vo</text:span><text:span text:style-name="T264">l</text:span><text:span text:style-name="T261">ume del prodotto d’idratazione è circa il doppio del volume di partenza), h = grado di idratazione (compreso tra 0 e 1): indica la frazione, o la percentuale, di cemento idratato.<text:line-break/></text:span><text:span text:style-name="T262">Quindi Vc*h è la frazione di volume cemento idratato.<text:line-break/>Vcnr=Vc*(1-h), (1-h) è il complementare del grado d’idratazione.<text:line-break/>Fattore determinante è il rapporto a/c </text:span><text:span text:style-name="T263">IN MASSA: a/c=Ma/Mc</text:span></text:p>
      <text:p text:style-name="P17"><text:span text:style-name="T265">FORMULA DI POWERS: Vpc= a/c – 0,336*h [L/kg</text:span><text:span text:style-name="T103">cem</text:span><text:span text:style-name="T178">]<text:line-break/>%</text:span><text:span text:style-name="T179">PC= Vpc/Vtot <text:s text:c="2"/>frazione occupata dai pori capillari<text:line-break/></text:span><text:span text:style-name="T180">R= resistenza a compressione della pasta, risulta proporzionale alla frazione di pieno X<text:line-break/>R=kX</text:span><text:span text:style-name="T266">3 </text:span><text:span text:style-name="T180">= k* (1 - %PC )</text:span><text:span text:style-name="T266">3 </text:span><text:span text:style-name="T180">= k* (1- Vpc/(Vs+Vpc))</text:span><text:span text:style-name="T266">3</text:span><text:span text:style-name="T180"><text:line-break/>k per il cemento vale 250 MPa<text:line-break/><text:line-break/></text:span><text:span text:style-name="T181">All’aumentare della porosità aumenta la permeabilità e diminuisce la resistenza</text:span><text:span text:style-name="T263"><text:line-break/></text:span><text:span text:style-name="T270">Cemento ben idratato e rapporto a/c opportuno per poter ottenere al meglio le proprietà delle resistenze meccaniche.<text:line-break/></text:span><text:line-break/><text:span text:style-name="T271">Per ridurre la permeabilità si può intervenire su: a/c e tempo di stagionatura (che determina h)</text:span><text:line-break/><text:span text:style-name="T272">L’acqua nei pori è alcalino, pH 13 riusciamo a garantire protezione ai ferri, acciai ecc che andremo ad introdurre nel calcestruzzo. </text:span><text:span text:style-name="T273">L’acqua può essere libera o legata da forze superficiali per pori più piccoli (prevalgono forze fisiche tali per cui per avere il processo di evaporazione bisogna scendere a umidità più basse).<text:line-break/></text:span><text:line-break/><text:span text:style-name="T274">CEMENTI DI MISCELA:<text:line-break/>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oft-page-break/><text:span text:style-name="T275">Aggiuunta pozzolanica: tipicamente &lt;35%, loppa d’altoforno: anche all’80%.<text:line-break/><text:line-break/>AGGIUNTE POZZOLANICHE:<text:line-break/>Materiali con struttura silicea </text:span><text:span text:style-name="T279">(elevata presenza di SiO</text:span><text:span text:style-name="T113">2</text:span><text:span text:style-name="T193">)</text:span><text:span text:style-name="T275"> amorfa e porosa, ha una grande area superficiale ma non ha proprietà leganti, non possiamo utilizzare solo lei, però possiamo miscelarla al cemento Portland (lei ci consente di ottenere la calce </text:span><text:span text:style-name="T276">Ca(OH)</text:span><text:span text:style-name="T112">2</text:span><text:span text:style-name="T275"> </text:span><text:span text:style-name="T276">che poi reagisce con la pozzolana per dare il CSH</text:span><text:span text:style-name="T275">). </text:span><text:span text:style-name="T276">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278">Non ha proprietà idrauliche se non con l’aggiunta di calce (la pozzolana).</text:span><text:span text:style-name="T276"><text:line-break/></text:span><text:line-break/><text:span text:style-name="T276">I materiali pozzolanici sono: </text:span><text:span text:style-name="T277">1)</text:span><text:span text:style-name="T276">pozzolana naturale, rocca sedimentaria di origine vulcanica, materiali naturali<text:line-break/></text:span><text:span text:style-name="T277">2) Ceneri volanti, sono un sottoprodotto delle centrali termoelettriche a carbone, le polveri che risultano dal processo di combustione sono sottoposti a una raffreddamento brusco e sono molto fini (</text:span><text:span text:style-name="T86">area sup 300-600 m</text:span><text:span text:style-name="T267">2</text:span><text:span text:style-name="T182">/kg</text:span><text:span text:style-name="T183">)<text:line-break/>3) Fumo di silice (micro-silice), è un sottoprodotto dell’industria di produzione al forno elettrico del silicio o delle leghe ferro-silicio, </text:span><text:span text:style-name="T182">area sup 13000- 30000 m</text:span><text:span text:style-name="T267">2</text:span><text:span text:style-name="T182">/kg</text:span><text:span text:style-name="T183">, sono particelle estremamente sottili, hanno una funzione di riempimento, vanno a mettersi in tutti quei pori dove il cemento non potrebbe andare perché troppo grosso (effetto filler).</text:span><text:span text:style-name="T184"><text:line-break/><text:line-break/></text:span><text:span text:style-name="T186">LOPPA D’ALTOFORNO:</text:span><text:span text:style-name="T185">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186">Con la loppa ho un ritardo iniziale nello sviluppo delle resistenze meccaniche però dopo compensano.</text:span><text:line-break/><text:line-break/><text:span text:style-name="T280">02/03/2021<text:line-break/></text:span><text:span text:style-name="T281">Sostenibilità importante se abbinata a buone prestazioni → questi cementi sono ottimi<text:line-break/></text:span><text:span text:style-name="T220">I cementi sono un po’ pigri, hanno bisogno di attivatori per sviluppare le proprietà meccaniche.<text:line-break/></text:span><text:span text:style-name="T221">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222">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223">5 tipi di cemento:<text:line-break/>1) Cemento Portland con una percentuale di clinker pari ad almeno il 95% (+ 5% del gesso)<text:line-break/>2) Cemento Portland con clinker di almeno il 65% + aggiunte: loppa d’altoforno </text:span><text:span text:style-name="T225">(S)</text:span><text:span text:style-name="T223">, fumi di silice </text:span><text:span text:style-name="T226">(D)</text:span><text:span text:style-name="T223">, pozzolana </text:span><text:span text:style-name="T226">(P</text:span><text:span text:style-name="T223">, ceneri volanti, scisto calcinato, calcare e composito. Ci sono dunque 7 </text:span><text:span text:style-name="T224">sottotipi</text:span><text:span text:style-name="T223"> all’interno del cemento di tipo 2. <text:s/></text:span><text:span text:style-name="T226">A e B sono sottotipi che si differenziano in base alla percentuale dell’aggiunta.</text:span><text:span text:style-name="T223"><text:line-break/>3) </text:span><text:span text:style-name="T226">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282">Distinguiamo cementi Portland con aggiunte (categoria 2), quando parliiamo di categoria 3,4 e 5 abbiamo proprio cementi di miscela in cui le aggiunte hanno un tenore molto elevato all’interno del cem</text:span><text:span text:style-name="T283">ent</text:span><text:span text:style-name="T282">o.<text:line-break/></text:span><text:span text:style-name="T288">DESIGNAZIONE DEI CEMENTI</text:span><text:span text:style-name="T282">: CEM + tipo + classe di resistenza<text:line-break/></text:span><text:span text:style-name="T87">Classe: </text:span><text:span text:style-name="T257">valori di resistenza minima che devono avere i cementi ottenuti con un rapporto a/c=0.5 e sabbia/c=3 (→ sono delle malte di cemento essenzialmente, dopo indurimento si fa prova di resistenza a meccanica e così capiamo in che </text:span><text:soft-page-break/><text:span text:style-name="T257">categoria ricade il nostro cemento)<text:line-break/>Consideriamo resistenza a compressione, iniziale 2-7 giorni e resistenza cioè a 28 giorni, </text:span><text:span text:style-name="T258">e poi viene considerata anche il tempo di inizio presa e espansione: </text:span><text:span text:style-name="T283">32,5 – 32,5 </text:span><text:span text:style-name="T286">R</text:span><text:span text:style-name="T283">– 42,5 - 42,5 R – 52,55 - </text:span><text:span text:style-name="T286">5</text:span><text:span text:style-name="T283">2,5 R<text:line-break/>R sta per rapido indurimento, cemento che già a due giorni consente di avere una maggiore resistenza iniziale.<text:line-break/><text:line-break/></text:span><text:span text:style-name="T284">Esempi: <text:s/></text:span><text:span text:style-name="T285">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287">Non dobbiamo MAI considerare solo la resistenza a 28 giorni, dobbiamo considerare anche quella di 2 giorni.<text:line-break/><text:line-break/></text:span><text:span text:style-name="T288">Il cemento più diffuso è il cemento Portland con aggiunte (tipo 2) </text:span><text:span text:style-name="T289">e dopodiché c’è il cemento di tipo 1.<text:line-break/></text:span><text:span text:style-name="T290">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291">Devo garantire anche l’alcalinità che ne se consente l’utilizzo di massa e garantire anche le resistenza meccanica. <text:line-break/></text:span><text:span text:style-name="T293">Per ridurre permeabilità e quindi rafforzare scudo difensivo posso usare</text:span><text:span text:style-name="T292"> rivestimenti al calcestruzzo </text:span><text:span text:style-name="T293">(spesso delle malte come il mapelastico, malta addizionata con polimeri, per avere poca permeabilità</text:span><text:span text:style-name="T292"> o usando inibitori di corrosione (vanno a ridurre effetto di corrosione), </text:span><text:span text:style-name="T293">spesso questi metodi non sono efficaci. </text:span></text:p>
      <text:p text:style-name="P7">COSTITUENTI DEL CALCESTRUZZO<text:line-break/><text:span text:style-name="T259">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260">Senza contare la posa d’opera il calcestruzzo ordinario ha un costo di 100-150 euro/m</text:span><text:span text:style-name="T268">3</text:span><text:span text:style-name="T187">. <text:line-break/>Ci interessano le proprietà allo stato fresco che sono la lavorabilità, la facilità di essere trasportato, messo in opera e proprietà allo stato indurito </text:span><text:span text:style-name="T188">come</text:span><text:span text:style-name="T187"> resistenza mecc</text:span><text:span text:style-name="T188">anica, deformabilità e durabilità.</text:span><text:span text:style-name="T187"><text:line-break/></text:span><text:span text:style-name="T188">Materiale composito costituto da acqua, cemento, additivi, aggregati (sabbia, fini e grossolani).<text:line-break/><text:line-break/></text:span><text:span text:style-name="T194">AGGREGATI</text:span><text:span text:style-name="T188">: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189">passano per almeno il 95% a un vaglio con maglio 4 mm e grossi che invece non passano.<text:line-break/></text:span><text:span text:style-name="T195">Forma</text:span><text:span text:style-name="T189">: influenza la lavorabilità poiché la forma arrotondata permette di avere una certa lavorabilità impiegando meno acqua (a pari volume richiede meno acqua rispetto a un aggregato frantumato perché ho meno superficie esposta), </text:span><text:span text:style-name="T190">influenza anche il riempimento di volume: è massimo con aggregati tendenti alla sfera.<text:line-break/></text:span><text:span text:style-name="T191">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200">Superficie</text:span><text:span text:style-name="T191">: Tessitura, più è rugosa e più migliora zona di transizione (zona interfacciale tra aggregato e pasta cementizia), acqua (?)<text:line-break/></text:span><text:soft-page-break/><text:span text:style-name="T191"><text:line-break/>CARATTERISTICHE MECCANICHE:<text:line-break/>La resistenza a compressione dipende dalla zona di transizione, l’aggregato di per sé </text:span><text:span text:style-name="T192">ha</text:span><text:span text:style-name="T191"> </text:span><text:span text:style-name="T192">maggiore resistenza di quella della pasta di cemento e della zona di transizione. <text:line-break/><text:line-break/></text:span><text:span text:style-name="T196">Umidità</text:span><text:span text:style-name="T192">: contenuto % di acqua rispetto alla massa secca dell’aggregato, è importante che l’aggregato abbia caratteristiche di umidità note nel momento del suo utilizzo.<text:line-break/>L’aggregato può essere: </text:span><text:span text:style-name="T198">asciutto o insaturo</text:span><text:span text:style-name="T192">, non ha acqua al suo interno oppure c’è un po’ di acqua ma alcuni dei pori dell’’aggregato sono vuoti, <text:s/></text:span><text:span text:style-name="T198">bagnato</text:span><text:span text:style-name="T192">, pieno di acqua e anche superficie bagnata, è come se fosse sovrasaturo di acqua e infine </text:span><text:span text:style-name="T198">saturo a superficie asciutta (ssa)</text:span><text:span text:style-name="T199">, </text:span><text:span text:style-name="T192">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196">Assorbimento:</text:span><text:span text:style-name="T192"> inteso come umidità dell’aggregato in ssa, è importante da conoscere per il dosaggio di acqua in miscela (se so che aggregato prende acqua, ne avrò meno disponibile).<text:line-break/></text:span><text:span text:style-name="T197">Densità:</text:span><text:span text:style-name="T201"> rapporto tra massa e volume dell’aggregato. </text:span><text:span text:style-name="T202">Distinguiamo tra d</text:span><text:span text:style-name="T201">ensità assoluta è la massa per unità di volume di ogni particella in assenza di pori </text:span><text:span text:style-name="T202">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203">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9"><text:span text:style-name="T205">08/03/2021<text:line-break/></text:span><text:span text:style-name="T206">Bisogna tenere conto della provenienza <text:s/>e dello stoccaggio degli aggregati.<text:line-break/><text:line-break/>ASSORTIMENTO GRANULOMETRICO OTTIMALE:<text:line-break/></text:span><text:span text:style-name="T207">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L’approccio dipende dalla forma delle particelle. </text:span><text:span text:style-name="T301">All’aumentare della Dmax diminuisce la P<text:line-break/><text:line-break/>SECONDO APPROCCIO= CURVA DI BOLOMEY<text:line-break/>Migliora la lavorabilità<text:line-break/></text:span><text:soft-page-break/><text:span text:style-name="T301">A tiene conto della lavorabilità che si vuole ottenere <text:s/>e della natura dell’aggregato. Consente di ottenere una distribuzione granulometrica che rispetto alla </text:span><text:span text:style-name="T302">F</text:span><text:span text:style-name="T301">uller migliora la lavorabilità. Per far ciò si massimizza la frazione di aggregati fini. <text:line-break/><text:line-break/></text:span><text:span text:style-name="T302">CRITERIO MASSIMA SCORREVOLEZZA:<text:line-break/></text:span><text:span text:style-name="T303">La scorrevolezza del calcestruzzo fresco dipende non solo dalla quantità di acqua e eventuali additivi, ma anche dalla distribuzione di aggregati.<text:line-break/><text:line-break/></text:span><text:span text:style-name="T6">Caso 1</text:span><text:span text:style-name="T303">: sfere ri</text:span><text:span text:style-name="T304">gide tutte uguali (monomodale)<text:line-break/>Scorrimento di un piano rispetto all’altro avviene con aumento di volume. </text:span><text:span text:style-name="T303">Affinché il piano superiore scorri sul piano inferiore ho bisogno di un’espansione, devo </text:span><text:span text:style-name="T304">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7">Caso 2</text:span><text:span text:style-name="T304">: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305">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306">(dipende dal tipo di ambiente che abbiamo perché è una protezione dell’armatura)</text:span><text:span text:style-name="T305"><text:line-break/>Dmax &lt; 1/3 del tubo di pompaggio<text:line-break/>Dmax &lt; interasse armature – 5 mm<text:line-break/><text:line-break/></text:span><text:span text:style-name="T307">SOSTANZE INDESIDERATE<text:line-break/>Tutto quel che può andare ad impattare negativamente sulle proprietà del calcestruzzo.<text:line-break/>Non deve avere </text:span><text:span text:style-name="T227">sali</text:span><text:span text:style-name="T307">, solfati e cloruri, all’interno, banditi sia dall’acqua che dagli aggregati, possono reagire con la pasta cementizia creando fessurazioni o causare problemi alle armature. <text:line-break/></text:span><text:span text:style-name="T308">L’acqua di mare non viene mai utilizzata proprio per la presenza di cloruri, effetto indesiderato di corrosione rispetto alle armature. L’acqua deve rispettare un contenuto salino.<text:line-break/><text:line-break/></text:span><text:span text:style-name="T309">Utilizzo di additivi, </text:span><text:span text:style-name="T310">di per sé non è obbligatorio ma è molto comune perché consentono di avere dei vantaggi che in assenza non si potrebbero ottenere. Ci sono tantissimi additivi, </text:span><text:span text:style-name="T311">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312">il </text:span><text:span text:style-name="T311">fluidificante per compensare la diminuzione di acqua. <text:line-break/></text:span><text:span text:style-name="T312">Se non utilizzassi additivo avrei meno lavorabilità. <text:line-break/></text:span><text:span text:style-name="T314">Aumentare la lavorabilità a pari a/c (pari resistenza meccanica)<text:line-break/></text:span><text:span text:style-name="T315">Risparmiare cemento a pari lavorabilità e resistenza meccanica<text:line-break/>Utilizzo di meno cemento e meno acqua mantenendo stesso a/c, la presenza del fluidificante sopperisce alla minor </text:span><text:soft-page-break/><text:span text:style-name="T315">quantità di acqua mantenendo la stessa lavorabilità. <text:line-break/><text:line-break/></text:span><text:span text:style-name="T313">FLUIDIFICANTI: </text:span><text:span text:style-name="T320">m</text:span><text:span text:style-name="T313">acromolecole, caratterizzate da gruppi idrofili e idrofobi, fanno sì che le particelle si disperdano meglio all’interno della miscela. Gruppo idrofobo tende ad assorbirsi sulla superficie del cemento e quello idrofilo nell’acqua.<text:line-break/>Co</text:span><text:span text:style-name="T316">n</text:span><text:span text:style-name="T313">sentono o di risparmiare acqua o di avere maggio</text:span><text:span text:style-name="T316">r</text:span><text:span text:style-name="T313">e lavorabilità. Aggiungo introno al 2-3%.<text:line-break/></text:span><text:span text:style-name="T316">Il fluidificante viene inserito e valutato attraverso un contributo fittizio, il fluidificante mi consente di migliorare la lavorabilità come se andassi a introdurre acqua pari a </text:span><text:span text:style-name="T317">X</text:span><text:span text:style-name="T316">%.<text:line-break/></text:span><text:span text:style-name="T318">AERANTI: </text:span><text:span text:style-name="T320">sono l</text:span><text:span text:style-name="T318">iquidi tensioattivi→ formano micro-bolle d’aria <text:s/>che vengono attratte dal cemento per carica elettrostatica.</text:span><text:span text:style-name="T317"><text:line-break/></text:span><text:span text:style-name="T318">Vantaggio <text:s/>→ migliorare resistenza al gelo, va utilizzato in <text:s/>climi molto freddi perché acqua nei pori diventa ghiaccio. Ghiaccio maggior volume rispetto ad acqua, forma sforzi di trazione e dunque fessurazione.<text:line-break/></text:span><text:span text:style-name="T319">Riduzione pressione idraulica all’interno, l’acqua congelando all’interno viene spinta nei vuoti circostanti diminuendo la pressione locale. Pressione bassa, sforzi bassi, migliore resistenza alla fessurazione. Gli additivi riducono resistenza meccanica.</text:span><text:span text:style-name="T311"><text:line-break/></text:span><text:span text:style-name="T321">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88">TERMINOLOGIA</text:span><text:span text:style-name="T321">:<text:line-break/></text:span></text:p>
      <text:p text:style-name="P8">CALCESTRUZZO FRESCO<text:line-break/><text:span text:style-name="T28">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29">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79">fluidi </text:span><text:span text:style-name="T74">newtonian</text:span><text:span text:style-name="T75">o</text:span><text:span text:style-name="T29"> andamento lineare, più grande è la pendenza e più bassa è la viscosità. <text:line-break/></text:span><text:span text:style-name="T30">La viscosità del fluido newtoniano risulta indipendente dallo sforzo applicato però in alcuni casi invece può esserci una dipendenza, come nel caso dei fluidi</text:span><text:span text:style-name="T76"> dilatanti </text:span><text:span text:style-name="T30">(o espansivi). <text:line-break/>A bassi sforzi tangenziali abbiamo una bassa viscosità, </text:span><text:span text:style-name="T31">quando invece andiamo nella parte finale quindi alti sforzi (alta velocità) abbiamo alta viscosità. La viscosità quindi dipende dallo sforzo, nel newtoniano no.<text:line-break/>Fluido dilatante (es sospensione di sabbia in acqua</text:span><text:span text:style-name="T32">).<text:line-break/>Di contro abbiamo fluido </text:span><text:span text:style-name="T77">pseudoplastico</text:span><text:span text:style-name="T32"> (es. vernice): comportamento opposto al fluido dilatante. A basse sollecitazioni abbiamo alta viscosità mentre ad alte sollecitazioni abbiamo basse viscosità. </text:span><text:span text:style-name="T33">La viscosità dipende dallo sforzo.<text:line-break/>Ultimo comportamento dato dal fluido</text:span><text:span text:style-name="T78"> plastico di Bingham</text:span><text:span text:style-name="T33">,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28"><text:line-break/></text:span><text:span text:style-name="T34">Tau=taub+ eta*D (taub è la soglia di Bingham)</text:span><text:span text:style-name="T28"><text:line-break/></text:span><text:span text:style-name="T35">Per il calcestruzzo: 200 &lt; tb &lt; 5000 [Pa]<text:line-break/><text:line-break/>LAVORABILITÀ:<text:line-break/></text:span><text:span text:style-name="T36">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37">e per poter coprire tutto lo spazio non occupato dalle armature. </text:span><text:span text:style-name="T36"><text:line-break/></text:span><text:soft-page-break/><text:span text:style-name="T37">Cemento Portland prodotto in impianto miscelazione, trasportato al sito di <text:s/>costruzione, viene gettato in casseri, compattato per eliminare bolle d’aria e infine inizia la stagionatura.<text:line-break/></text:span><text:span text:style-name="T38">La compattabilità serve ad evitare la presenza dei macro-vuoti d’aria; il calcestruzzo una volta vibrato riesce ad aderire meglio. Maggiore è lo </text:span><text:span text:style-name="T26">slump</text:span><text:span text:style-name="T38"> e maggiore il calcestruzzo è lavorabile.<text:line-break/></text:span><text:span text:style-name="T39">La lavorabilità può essere misurata tramite dei test, sono di tre tipi:<text:line-break/>1) Slump test </text:span><text:span text:style-name="T40">o abbassamento del cono di Abrams</text:span><text:span text:style-name="T39"><text:line-break/>2) Prova di spandimento<text:line-break/>3) Prova Vebe<text:line-break/></text:span><text:span text:style-name="T40">Test effettuati per catalogare il calcestruzzo e poi classificarla nella famiglia più adatta.<text:line-break/>(1) Prova che consiste nell’andare a inserire una miscela di calcestruzzo all’interno di un tronco di cono d’acciaio, </text:span><text:span text:style-name="T41">successivamente il cono verrà </text:span><text:span text:style-name="T42">sollevato e la miscela tenderà a collassarsi. Più collassa e più è fluida.<text:line-break/>Lo slump è l’altezza del cono (30 cm) – l’altezza dell’impasto del calcestruzzo collassato. <text:line-break/></text:span><text:span text:style-name="T43">Abbiamo</text:span><text:span text:style-name="T27"> 5 classi di consistenza</text:span><text:span text:style-name="T43">:<text:line-break/>S1 umida (1-4 cm), </text:span><text:span text:style-name="T44">S2</text:span><text:span text:style-name="T43"> plastica (5-9 cm), </text:span><text:span text:style-name="T44">S</text:span><text:span text:style-name="T43">3 semi-fluida (10-15 cm), </text:span><text:span text:style-name="T44">S4 </text:span><text:span text:style-name="T43">fluida (16-20 cm), </text:span><text:span text:style-name="T44">S5 </text:span><text:span text:style-name="T43">super-fluida (&gt;21 cm).<text:line-break/></text:span><text:span text:style-name="T45">(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6">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47">Tanto più tempo sarà lungo e tanto minore sarà la fluidità dell’impasto. <text:line-break/><text:line-break/>Le aggiunte di acqua …<text:line-break/></text:span><text:span text:style-name="T48">Fattori che influenzano la lavorabilità: contenuto d’acqua, aggregato, fluidificanti o aeranti aumentano la lavorabilità, temperatura e tempo.<text:line-break/></text:span><text:span text:style-name="T49">All’aumentare del Dmax diminuisce la superficie e quindi diminuisce acqua per raggiungere una certa lavorabilità.<text:line-break/></text:span><text:span text:style-name="T50">REGOLE DI LYSE<text:line-break/>Consente di andare a valutare la quantità di acqua che occorre inserire per ottenere una certa lavorabilità a parità di Dmax </text:span><text:span text:style-name="T51">dell’aggregato</text:span><text:span text:style-name="T50">. </text:span><text:span text:style-name="T51">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2">SEGREGAZIONE e BLEEDING:<text:line-break/></text:span><text:span text:style-name="T53">Eccessiva mobilità, se calcestruzzo ha consistenza troppo bassa possono verificare due fenomeni:<text:line-break/>Segregazione → separazione sul fondo degli aggregati più pesa</text:span><text:span text:style-name="T54">n</text:span><text:span text:style-name="T53">ti, </text:span><text:span text:style-name="T54">avremo zone più dense di aggregato (sotto), si verifica durante le operazioni di impasto.</text:span><text:span text:style-name="T53"><text:line-break/>Bleeding → </text:span><text:span text:style-name="T54">affioramento dell’acqua, superficie che risulta ricca di acqua, otteniamo materiale disomogeneo </text:span><text:span text:style-name="T55">e abbiamo una ripartizione all’interno della casseforme con rapporti a/c diversi.<text:line-break/>Rimedi: non eccedere nel quantitativo di acqua (per questo si usano i fluidificanti), corretto assortimento granulometrico. <text:line-break/><text:line-break/></text:span><text:span text:style-name="T56">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322">CALCESTRUZZO ALLO STATO INDURITO </text:span><text:span text:style-name="T57"><text:line-break/></text:span><text:soft-page-break/><text:span text:style-name="T58">Resistenza meccanica buona a compressione ma scarsa a trazione e flessione in quanto presenta dei pori. <text:line-break/></text:span><text:span text:style-name="T59">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0">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61">(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2">Se andiamo a confrontare le curve dei singoli costituenti del calcestruzzo vediamo comportamenti diversi: il comportamento degli inerti (aggregati) </text:span><text:span text:style-name="T64">e </text:span><text:span text:style-name="T62">della pasta di cemento</text:span><text:span text:style-name="T64"> è </text:span><text:span text:style-name="T63">lineare mentre quella del calcestruzzo è all’inizio lineare e poi d</text:span><text:span text:style-name="T64">opo ho </text:span><text:span text:style-name="T63">uno scostamento dalla linearità perché abbiamo proprio l’intervento della zona di transizione, </text:span><text:span text:style-name="T64">qui</text:span><text:span text:style-name="T63"> intervengono fenomeni di fessurazione. </text:span><text:span text:style-name="T64">Gli aggregati non sono il punto debole del materiale ma lo è la zona di transizione. </text:span><text:span text:style-name="T63">La zona di transizione ha sempre maggiore porosità.<text:line-break/><text:line-break/></text:span><text:span text:style-name="T64">Rapporto a/c e compattazione<text:line-break/>Il fattore principale che definisce la porosità è il rapporto a/c. C’è la legge di Abrams che ci dà la resistenza meccanica.<text:line-break/></text:span><text:span text:style-name="T65">All’aumentare dell’a/c ho minore resistenza meccanica </text:span><text:span text:style-name="T66">ma s</text:span><text:span text:style-name="T65">e abbassiamo solo a/c abbiamo impatto negativo sulla compattazione e sullo scorrimento del fluido. </text:span><text:span text:style-name="T66">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68">K1 e K2 dipendono dal tipo di cemento, tempo di stagionatura e temperatura <text:s/>di stagionatura.</text:span><text:span text:style-name="T66"><text:line-break/></text:span><text:span text:style-name="T67">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5"><text:line-break/></text:span><text:span text:style-name="T69">PROVA DI COMPRESSIONE<text:line-break/>La resistenza a compressione del calcestruzzo è determinata su provini cilindrici o cubici, il risultato della prova dipende dal tipo di provino che è stato utilizzato.</text:span><text:span text:style-name="T65"><text:line-break/></text:span><text:span text:style-name="T70">Ho due piastre e all’interno inserisco il mio provino e lo comprimo, per quanto riguarda i cubi di solito hanno lato 15 cm mente il cilindro 15 cm ma altezza 30 cm. Applico un carico </text:span><text:span text:style-name="T71">(P) </text:span><text:span text:style-name="T70">e il provino inizia a comprimere, l’effetto Poisson si verifica e quindi il provino inizia a spanciarsi, intervengo delle forze d’attrito </text:span><text:span text:style-name="T71">(F) </text:span><text:span text:style-name="T70">tra il provino e le piastre, queste forze d’attrito tendono a tirare nella zona centrale e iniziano a sorgere delle cricche. <text:line-break/></text:span><text:span text:style-name="T71">La resistenza sul cubo (Rc) è 1.25 maggiore della resistenza sul cilindro (fc) perché l’effetto delle forze d’attrito è minore sul cilindro che sul cubo. </text:span><text:span text:style-name="T72">A valle della prova si ha una rottura a cl</text:span><text:span text:style-name="T73">essidra. </text:span></text:p>
      <text:p text:style-name="P11"><text:span text:style-name="T136">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37"><text:line-break/></text:span><text:soft-page-break/><text:span text:style-name="T136">Rc = carico massimo/ sezione resistente <text:line-break/>Se faccio n prove ottengo risultati diversi → approccio statistico <text:line-break/></text:span><text:span text:style-name="T138">Scarto quadratico medio se piccolo ho distribuzione ben centrata su un valore medio (Rcm).<text:line-break/></text:span><text:span text:style-name="T139">Dispersione bassa → impianto standard e ripetibile nella sua produzione<text:line-break/>Noi vorremo andare a resistenza meccanica grande ma non dobbiamo trascurare la dispersione dei dati. <text:line-break/>Il valore che viene utilizzato è la </text:span><text:span text:style-name="T147">resistenza caratteristica </text:span><text:span text:style-name="T148">(Rck o fck)</text:span><text:span text:style-name="T149">,</text:span><text:span text:style-name="T150"> </text:span><text:span text:style-name="T149">parametro che mi da la classe di resistenza del calcestruzzo che tiene conto sia del valore medio </text:span><text:span text:style-name="T151">c</text:span><text:span text:style-name="T149">he della dispersione. </text:span><text:span text:style-name="T151">Indica la resistenza al di sotto del quale cade il 5% di provini (il 95% delle prove stanno di sopra). </text:span><text:span text:style-name="T152">L’Rck dipende da quanto la curva è spanciata.</text:span><text:span text:style-name="T151"><text:line-break/></text:span><text:span text:style-name="T152">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153">Tipo A) Verificare con almeno 3 prelievi con un massimo di 100 m</text:span><text:span text:style-name="T269">3</text:span><text:span text:style-name="T210"> di getto che Rcm e Rc,min rispettino le disequazioni. <text:line-break/>Tipo B) Almeno 15 provini, volumi grossi (1500 m</text:span><text:span text:style-name="T269">3</text:span><text:span text:style-name="T210">) e controllo sempre che le disequazioni siano verificate.</text:span><text:span text:style-name="T136"><text:line-break/></text:span><text:span text:style-name="T140">Classi di resistenza: </text:span><text:span text:style-name="T154">primo numero per cilindro e secondo per cubo.</text:span><text:span text:style-name="T140"> </text:span><text:span text:style-name="T136"><text:line-break/><text:line-break/></text:span><text:span text:style-name="T141">RESISTENZA A TRAZIONE<text:line-break/>Viene determinata attraverso delle prove indirette perché il materiale è fragile. <text:line-break/></text:span><text:span text:style-name="T142">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156">CALCESTRUZZO ARMATO</text:span><text:span text:style-name="T143"><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144"><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42"><text:line-break/></text:span><text:span text:style-name="T145"><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7</meta:editing-cycles>
    <meta:creation-date>2021-02-24T15:49:00</meta:creation-date>
    <dc:date>2021-03-10T18:02:57.556000000</dc:date>
    <meta:editing-duration>PT16M24S</meta:editing-duration>
    <meta:generator>LibreOffice/7.1.0.3$Windows_x86 LibreOffice_project/f6099ecf3d29644b5008cc8f48f42f4a40986e4c</meta:generator>
    <meta:document-statistic meta:table-count="1" meta:image-count="0" meta:object-count="0" meta:page-count="17" meta:paragraph-count="48" meta:word-count="10257" meta:character-count="67796" meta:non-whitespace-character-count="57376"/>
    <meta:user-defined meta:name="AppVersion">16.0000</meta:user-defined>
    <meta:user-defined meta:name="ContentTypeId">0x01010055B2EFFB6627544BB8BDFEE5B2F7B822</meta:user-defined>
    <meta:template xlink:type="simple" xlink:actuate="onRequest" xlink:title="Normal.dotm" xlink:href=""/>
  </office:meta>
</office:document-meta>
</file>